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9 — IP Sets and Dynamic Filtering</text:span></text:p>
            <text:p text:style-name="psSub"><text:span text:style-name="tsSub">Firewalld: Zero to Expert on RHEL 10</text:span></text:p>
          </draw:text-box>
        </draw:frame>
        <draw:frame draw:style-name="gsFrame" svg:x="1.5cm" svg:y="17.5cm" svg:width="30.87cm" svg:height="0.7cm">
          <draw:text-box>
            <text:p text:style-name="psSmall"><text:span text:style-name="tsSmall">Red Hat Enterprise Linux 10  |  Instructor Edi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se IP sets to match large collections of addresses efficiently, build dynamic block lists with automatic expiry, implement geo-blocking pipelines, and understand how sets relate to the nftables set primitives covered in Module 02.</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se IP sets to match large collections of addresses efficiently, build dynamic block lists with automatic expiry, implement geo-blocking pipelines, and understand how sets relate to the nftables set primitives covered in Module 02.</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se IP sets to match large collections of addresses efficiently, build dynamic block lists with automatic expiry, implement geo-blocking pipelines, and understand how sets relate to the nftables set primitives covered in Module 02.</text:span></text:p>
            </draw:text-box>
          </draw:frame>
        </presentation:notes>
      </draw:page>
      <draw:page draw:style-name="dpNormal" draw:master-page-name="RHELDark">
        <draw:frame draw:style-name="gsFrame" svg:x="1cm" svg:y="0.4cm" svg:width="31.87cm" svg:height="2.2cm">
          <draw:text-box>
            <text:p text:style-name="psTitle"><text:span text:style-name="tsH1">1. Why IP Sets?</text:span></text:p>
          </draw:text-box>
        </draw:frame>
        <draw:frame draw:style-name="gsFrame" svg:x="1cm" svg:y="2.9cm" svg:width="31.87cm" svg:height="15.5cm">
          <draw:text-box>
            <text:p text:style-name="psBullet"><text:span text:style-name="tsBullet">Consider blocking 10,000 known-malicious IP addresses. The naive approach: 10,000 individual rich rules:</text:span></text:p>
            <text:p text:style-name="psBullet"><text:span text:style-name="tsBullet">Problems:</text:span></text:p>
            <text:p text:style-name="psBullet"><text:span text:style-name="tsBullet">→ Performance: Each packet is checked against 10,000 rules sequentially</text:span></text:p>
            <text:p text:style-name="psBullet"><text:span text:style-name="tsBullet">→ Memory: 10,000 nftables rules consume significant kernel memory</text:span></text:p>
            <text:p text:style-name="psBullet"><text:span text:style-name="tsBullet">→ Management: Adding/removing individual entries is painful</text:span></text:p>
            <text:p text:style-name="psBullet"><text:span text:style-name="tsBullet">→ Reload time: Each reload with 10,000 rules takes longer</text:span></text:p>
            <text:p text:style-name="psBullet"><text:span text:style-name="tsBullet">IP sets solve all of these:</text:span></text:p>
            <text:p text:style-name="psBullet"><text:span text:style-name="tsBullet">The kernel uses hash lookup — checking a packet against a 10,000-entry hash set is O(1), not O(10,000). Sets also support efficient updates: adding or removing an entry doesn't require reloading the entire rulese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Back to TOC</text:span></text:p>
              <text:p text:style-name="psCode"><text:span text:style-name="tsDiag"> </text:span></text:p>
              <text:p text:style-name="psCode"><text:span text:style-name="tsDiag">Consider blocking 10,000 known-malicious IP addresses. The naive approach:</text:span></text:p>
              <text:p text:style-name="psCode"><text:span text:style-name="tsDiag">10,000 individual rich rules:</text:span></text:p>
              <text:p text:style-name="psCode"><text:span text:style-name="tsDiag"> </text:span></text:p>
              <text:p text:style-name="psCode"><text:span text:style-name="tsDiag">```bash</text:span></text:p>
              <text:p text:style-name="psCode"><text:span text:style-name="tsDiag">firewall-cmd --zone=public --add-rich-rule='rule family="ipv4" source address="1.2.3.4" drop'</text:span></text:p>
              <text:p text:style-name="psCode"><text:span text:style-name="tsDiag">firewall-cmd --zone=public --add-rich-rule='rule family="ipv4" source address="1.2.3.5" drop'</text:span></text:p>
              <text:p text:style-name="psCode"><text:span text:style-name="tsDiag">```</text:span></text:p>
              <text:p text:style-name="psCode"><text:span text:style-name="tsDiag"> </text:span></text:p>
              <text:p text:style-name="psCode"><text:span text:style-name="tsDiag">Problems:</text:span></text:p>
              <text:p text:style-name="psCode"><text:span text:style-name="tsDiag">1. **Performance:** Each packet is checked against 10,000 rules sequentially</text:span></text:p>
              <text:p text:style-name="psCode"><text:span text:style-name="tsDiag">2. **Memory:** 10,000 nftables rules consume significant kernel memory</text:span></text:p>
              <text:p text:style-name="psCode"><text:span text:style-name="tsDiag">3. **Management:** Adding/removing individual entries is painful</text:span></text:p>
              <text:p text:style-name="psCode"><text:span text:style-name="tsDiag">4. **Reload time:** Each reload with 10,000 rules takes longer</text:span></text:p>
              <text:p text:style-name="psCode"><text:span text:style-name="tsDiag"> </text:span></text:p>
              <text:p text:style-name="psCode"><text:span text:style-name="tsDiag">IP sets solve all of these:</text:span></text:p>
              <text:p text:style-name="psCode"><text:span text:style-name="tsDiag"> </text:span></text:p>
              <text:p text:style-name="psCode"><text:span text:style-name="tsDiag">```bash</text:span></text:p>
              <text:p text:style-name="psCode"><text:span text:style-name="tsDiag">firewall-cmd --permanent --new-ipset=malicious --type=hash:ip</text:span></text:p>
              <text:p text:style-name="psCode"><text:span text:style-name="tsDiag"> </text:span></text:p>
              <text:p text:style-name="psCode"><text:span text:style-name="tsDiag"> </text:span></text:p>
              <text:p text:style-name="psCode"><text:span text:style-name="tsDiag">firewall-cmd --permanent --zone=public --add-rich-rule='</text:span></text:p>
              <text:p text:style-name="psCode"><text:span text:style-name="tsDiag">  rule family="ipv4" source ipset="malicious" drop</text:span></text:p>
              <text:p text:style-name="psCode"><text:span text:style-name="tsDiag">'</text:span></text:p>
              <text:p text:style-name="psCode"><text:span text:style-name="tsDiag">```</text:span></text:p>
              <text:p text:style-name="psCode"><text:span text:style-name="tsDiag"> </text:span></text:p>
              <text:p text:style-name="psCode"><text:span text:style-name="tsDiag">The kernel uses hash lookup — checking a packet against a 10,000-entry hash set</text:span></text:p>
              <text:p text:style-name="psCode"><text:span text:style-name="tsDiag">is O(1), not O(10,000). Sets also support efficient updates: adding or removing</text:span></text:p>
              <text:p text:style-name="psCode"><text:span text:style-name="tsDiag">an entry doesn't require reloading the entire ruleset.</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 Why IP Sets? — BASH</text:span></text:p>
          </draw:text-box>
        </draw:frame>
        <draw:frame draw:style-name="gsCode" svg:x="1cm" svg:y="3.3cm" svg:width="31.87cm" svg:height="14.5cm">
          <draw:text-box>
            <text:p text:style-name="psCode"><text:span text:style-name="tsCodeDyn_11_A8FF60_DejaVuSansMono">firewall-cmd --zone=public --add-rich-rule='rule family="ipv4" source address="1.2.3.4" drop'</text:span><text:line-break/><text:span text:style-name="tsCodeDyn_11_A8FF60_DejaVuSansMono">firewall-cmd --zone=public --add-rich-rule='rule family="ipv4" source address="1.2.3.5" drop'</text:span><text:line-break/><text:span text:style-name="tsCodeDyn_11_A8FF60_DejaVuSansMono"> </text:span><text:line-break/><text:span text:style-name="tsCodeDyn_11_A8FF60_DejaVuSansMono">firewall-cmd --permanent --new-ipset=malicious --type=hash:ip</text:span><text:line-break/><text:span text:style-name="tsCodeDyn_11_A8FF60_DejaVuSansMono"> </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family="ipv4" source ipset="malicious" drop</text:span><text:line-break/><text:span text:style-name="tsCodeDyn_11_A8FF60_DejaVuSansMono">'</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zone=public --add-rich-rule='rule family="ipv4" source address="1.2.3.4" drop'</text:span></text:p>
              <text:p text:style-name="psCode"><text:span text:style-name="tsDiag">firewall-cmd --zone=public --add-rich-rule='rule family="ipv4" source address="1.2.3.5" drop'</text:span></text:p>
              <text:p text:style-name="psCode"><text:span text:style-name="tsDiag"> </text:span></text:p>
              <text:p text:style-name="psCode"><text:span text:style-name="tsDiag">firewall-cmd --permanent --new-ipset=malicious --type=hash:ip</text:span></text:p>
              <text:p text:style-name="psCode"><text:span text:style-name="tsDiag"> </text:span></text:p>
              <text:p text:style-name="psCode"><text:span text:style-name="tsDiag"> </text:span></text:p>
              <text:p text:style-name="psCode"><text:span text:style-name="tsDiag">firewall-cmd --permanent --zone=public --add-rich-rule='</text:span></text:p>
              <text:p text:style-name="psCode"><text:span text:style-name="tsDiag">  rule family="ipv4" source ipset="malicious" drop</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2. IP Set Types</text:span></text:p>
          </draw:text-box>
        </draw:frame>
        <draw:frame draw:style-name="gsFrame" svg:x="1cm" svg:y="2.9cm" svg:width="31.87cm" svg:height="15.5cm">
          <draw:text-box>
            <text:p text:style-name="psBullet"><text:span text:style-name="tsBullet">firewalld supports several IP set types, corresponding to nftables set types:</text:span></text:p>
            <text:p text:style-name="psBullet"><text:span text:style-name="tsBullet">The most commonly used types are hash:ip and hash:net.</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d supports several IP set types, corresponding to nftables set types:</text:span></text:p>
              <text:p text:style-name="psCode"><text:span text:style-name="tsDiag"> </text:span></text:p>
              <text:p text:style-name="psCode"><text:span text:style-name="tsDiag">| Type | Contents | Flag | Use case |</text:span></text:p>
              <text:p text:style-name="psCode"><text:span text:style-name="tsDiag">|------|----------|------|---------|</text:span></text:p>
              <text:p text:style-name="psCode"><text:span text:style-name="tsDiag">| `hash:ip` | Individual IPv4/IPv6 addresses | - | Block/allow specific hosts |</text:span></text:p>
              <text:p text:style-name="psCode"><text:span text:style-name="tsDiag">| `hash:net` | CIDR networks | `interval` | Block/allow subnets |</text:span></text:p>
              <text:p text:style-name="psCode"><text:span text:style-name="tsDiag">| `hash:mac` | MAC addresses | - | Layer 2 filtering |</text:span></text:p>
              <text:p text:style-name="psCode"><text:span text:style-name="tsDiag">| `hash:ip,port` | IP + port combination | - | Per-service blocking |</text:span></text:p>
              <text:p text:style-name="psCode"><text:span text:style-name="tsDiag">| `hash:net,port` | Network + port combination | `interval` | Complex filtering |</text:span></text:p>
              <text:p text:style-name="psCode"><text:span text:style-name="tsDiag"> </text:span></text:p>
              <text:p text:style-name="psCode"><text:span text:style-name="tsDiag">The most commonly used types are `hash:ip` and `hash:net`.</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cm">
          <draw:text-box>
            <text:p text:style-name="psTitle"><text:span text:style-name="tsH1">2. IP Set Types</text:span></text:p>
          </draw:text-box>
        </draw:frame>
        <draw:frame draw:style-name="gsFrame" svg:x="1cm" svg:y="2.8cm" svg:width="31.87cm" svg:height="15.8cm">
          <table:table table:name="mdtable">
            <table:table-column table:style-name="tcCol_140141249602736_892"/>
            <table:table-column table:style-name="tcCol_140141249602736_765"/>
            <table:table-column table:style-name="tcCol_140141249602736_765"/>
            <table:table-column table:style-name="tcCol_140141249602736_765"/>
            <table:table-row>
              <table:table-cell table:style-name="tcsHeader">
                <text:p text:style-name="psCell"><text:span text:style-name="tsTh">Type</text:span></text:p>
              </table:table-cell>
              <table:table-cell table:style-name="tcsHeader">
                <text:p text:style-name="psCell"><text:span text:style-name="tsTh">Contents</text:span></text:p>
              </table:table-cell>
              <table:table-cell table:style-name="tcsHeader">
                <text:p text:style-name="psCell"><text:span text:style-name="tsTh">Flag</text:span></text:p>
              </table:table-cell>
              <table:table-cell table:style-name="tcsHeader">
                <text:p text:style-name="psCell"><text:span text:style-name="tsTh">Use case</text:span></text:p>
              </table:table-cell>
            </table:table-row>
            <table:table-row>
              <table:table-cell table:style-name="tcsRowA">
                <text:p text:style-name="psCell"><text:span text:style-name="tsTd">hash:ip</text:span></text:p>
              </table:table-cell>
              <table:table-cell table:style-name="tcsRowA">
                <text:p text:style-name="psCell"><text:span text:style-name="tsTd">Individual IPv4/IPv6 addresses</text:span></text:p>
              </table:table-cell>
              <table:table-cell table:style-name="tcsRowA">
                <text:p text:style-name="psCell"><text:span text:style-name="tsTd">-</text:span></text:p>
              </table:table-cell>
              <table:table-cell table:style-name="tcsRowA">
                <text:p text:style-name="psCell"><text:span text:style-name="tsTd">Block/allow specific hosts</text:span></text:p>
              </table:table-cell>
            </table:table-row>
            <table:table-row>
              <table:table-cell table:style-name="tcsRowB">
                <text:p text:style-name="psCell"><text:span text:style-name="tsTd">hash:net</text:span></text:p>
              </table:table-cell>
              <table:table-cell table:style-name="tcsRowB">
                <text:p text:style-name="psCell"><text:span text:style-name="tsTd">CIDR networks</text:span></text:p>
              </table:table-cell>
              <table:table-cell table:style-name="tcsRowB">
                <text:p text:style-name="psCell"><text:span text:style-name="tsTd">interval</text:span></text:p>
              </table:table-cell>
              <table:table-cell table:style-name="tcsRowB">
                <text:p text:style-name="psCell"><text:span text:style-name="tsTd">Block/allow subnets</text:span></text:p>
              </table:table-cell>
            </table:table-row>
            <table:table-row>
              <table:table-cell table:style-name="tcsRowA">
                <text:p text:style-name="psCell"><text:span text:style-name="tsTd">hash:mac</text:span></text:p>
              </table:table-cell>
              <table:table-cell table:style-name="tcsRowA">
                <text:p text:style-name="psCell"><text:span text:style-name="tsTd">MAC addresses</text:span></text:p>
              </table:table-cell>
              <table:table-cell table:style-name="tcsRowA">
                <text:p text:style-name="psCell"><text:span text:style-name="tsTd">-</text:span></text:p>
              </table:table-cell>
              <table:table-cell table:style-name="tcsRowA">
                <text:p text:style-name="psCell"><text:span text:style-name="tsTd">Layer 2 filtering</text:span></text:p>
              </table:table-cell>
            </table:table-row>
            <table:table-row>
              <table:table-cell table:style-name="tcsRowB">
                <text:p text:style-name="psCell"><text:span text:style-name="tsTd">hash:ip,port</text:span></text:p>
              </table:table-cell>
              <table:table-cell table:style-name="tcsRowB">
                <text:p text:style-name="psCell"><text:span text:style-name="tsTd">IP + port combination</text:span></text:p>
              </table:table-cell>
              <table:table-cell table:style-name="tcsRowB">
                <text:p text:style-name="psCell"><text:span text:style-name="tsTd">-</text:span></text:p>
              </table:table-cell>
              <table:table-cell table:style-name="tcsRowB">
                <text:p text:style-name="psCell"><text:span text:style-name="tsTd">Per-service blocking</text:span></text:p>
              </table:table-cell>
            </table:table-row>
            <table:table-row>
              <table:table-cell table:style-name="tcsRowA">
                <text:p text:style-name="psCell"><text:span text:style-name="tsTd">hash:net,port</text:span></text:p>
              </table:table-cell>
              <table:table-cell table:style-name="tcsRowA">
                <text:p text:style-name="psCell"><text:span text:style-name="tsTd">Network + port combination</text:span></text:p>
              </table:table-cell>
              <table:table-cell table:style-name="tcsRowA">
                <text:p text:style-name="psCell"><text:span text:style-name="tsTd">interval</text:span></text:p>
              </table:table-cell>
              <table:table-cell table:style-name="tcsRowA">
                <text:p text:style-name="psCell"><text:span text:style-name="tsTd">Complex filtering</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ype | Contents | Flag | Use case</text:span></text:p>
              <text:p text:style-name="psCode"><text:span text:style-name="tsDiag">------------------------------------------------------------</text:span></text:p>
              <text:p text:style-name="psCode"><text:span text:style-name="tsDiag">hash:ip | Individual IPv4/IPv6 addresses | - | Block/allow specific hosts</text:span></text:p>
              <text:p text:style-name="psCode"><text:span text:style-name="tsDiag">hash:net | CIDR networks | interval | Block/allow subnets</text:span></text:p>
              <text:p text:style-name="psCode"><text:span text:style-name="tsDiag">hash:mac | MAC addresses | - | Layer 2 filtering</text:span></text:p>
              <text:p text:style-name="psCode"><text:span text:style-name="tsDiag">hash:ip,port | IP + port combination | - | Per-service blocking</text:span></text:p>
              <text:p text:style-name="psCode"><text:span text:style-name="tsDiag">hash:net,port | Network + port combination | interval | Complex filtering</text:span></text:p>
            </draw:text-box>
          </draw:frame>
        </presentation:notes>
      </draw:page>
      <draw:page draw:style-name="dpNormal" draw:master-page-name="RHELDark">
        <draw:frame draw:style-name="gsFrame" svg:x="1cm" svg:y="0.4cm" svg:width="31.87cm" svg:height="2.2cm">
          <draw:text-box>
            <text:p text:style-name="psTitle"><text:span text:style-name="tsH1">3. Creating and Managing IP Sets</text:span></text:p>
          </draw:text-box>
        </draw:frame>
        <draw:frame draw:style-name="gsFrame" svg:x="1cm" svg:y="2.9cm" svg:width="31.87cm" svg:height="15.5cm">
          <draw:text-box>
            <text:p text:style-name="psBullet"><text:span text:style-name="tsBullet">◆ Creating a set</text:span></text:p>
            <text:p text:style-name="psBullet"><text:span text:style-name="tsBullet">◆ Listing sets</text:span></text:p>
            <text:p text:style-name="psBullet"><text:span text:style-name="tsBullet">◆ Deleting a set</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Creating a set</text:span></text:p>
              <text:p text:style-name="psCode"><text:span text:style-name="tsDiag"> </text:span></text:p>
              <text:p text:style-name="psCode"><text:span text:style-name="tsDiag">```bash</text:span></text:p>
              <text:p text:style-name="psCode"><text:span text:style-name="tsDiag">firewall-cmd --permanent --new-ipset=blocklist --type=hash:ip</text:span></text:p>
              <text:p text:style-name="psCode"><text:span text:style-name="tsDiag"> </text:span></text:p>
              <text:p text:style-name="psCode"><text:span text:style-name="tsDiag">firewall-cmd --permanent --new-ipset=blocked-nets \</text:span></text:p>
              <text:p text:style-name="psCode"><text:span text:style-name="tsDiag">  --type=hash:net \</text:span></text:p>
              <text:p text:style-name="psCode"><text:span text:style-name="tsDiag">  --option=family=inet</text:span></text:p>
              <text:p text:style-name="psCode"><text:span text:style-name="tsDiag"> </text:span></text:p>
              <text:p text:style-name="psCode"><text:span text:style-name="tsDiag">firewall-cmd --permanent --new-ipset=ipv6-blocklist \</text:span></text:p>
              <text:p text:style-name="psCode"><text:span text:style-name="tsDiag">  --type=hash:ip \</text:span></text:p>
              <text:p text:style-name="psCode"><text:span text:style-name="tsDiag">  --option=family=inet6</text:span></text:p>
              <text:p text:style-name="psCode"><text:span text:style-name="tsDiag"> </text:span></text:p>
              <text:p text:style-name="psCode"><text:span text:style-name="tsDiag">firewall-cmd --permanent --new-ipset=temp-blocklist \</text:span></text:p>
              <text:p text:style-name="psCode"><text:span text:style-name="tsDiag">  --type=hash:ip \</text:span></text:p>
              <text:p text:style-name="psCode"><text:span text:style-name="tsDiag">  --option=timeout=3600  # Default timeout: 3600 seconds (1 hour)</text:span></text:p>
              <text:p text:style-name="psCode"><text:span text:style-name="tsDiag">```</text:span></text:p>
              <text:p text:style-name="psCode"><text:span text:style-name="tsDiag"> </text:span></text:p>
              <text:p text:style-name="psCode"><text:span text:style-name="tsDiag">### Listing sets</text:span></text:p>
              <text:p text:style-name="psCode"><text:span text:style-name="tsDiag"> </text:span></text:p>
              <text:p text:style-name="psCode"><text:span text:style-name="tsDiag">```bash</text:span></text:p>
              <text:p text:style-name="psCode"><text:span text:style-name="tsDiag">firewall-cmd --get-ipsets</text:span></text:p>
              <text:p text:style-name="psCode"><text:span text:style-name="tsDiag"> </text:span></text:p>
              <text:p text:style-name="psCode"><text:span text:style-name="tsDiag">firewall-cmd --info-ipset=blocklist</text:span></text:p>
              <text:p text:style-name="psCode"><text:span text:style-name="tsDiag"> </text:span></text:p>
              <text:p text:style-name="psCode"><text:span text:style-name="tsDiag">firewall-cmd --ipset=blocklist --get-entries</text:span></text:p>
              <text:p text:style-name="psCode"><text:span text:style-name="tsDiag">```</text:span></text:p>
              <text:p text:style-name="psCode"><text:span text:style-name="tsDiag"> </text:span></text:p>
              <text:p text:style-name="psCode"><text:span text:style-name="tsDiag">### Deleting a set</text:span></text:p>
              <text:p text:style-name="psCode"><text:span text:style-name="tsDiag"> </text:span></text:p>
              <text:p text:style-name="psCode"><text:span text:style-name="tsDiag">```bash</text:span></text:p>
              <text:p text:style-name="psCode"><text:span text:style-name="tsDiag">firewall-cmd --permanent --delete-ipset=blocklis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3. Creating and Managing IP Sets — BASH</text:span></text:p>
          </draw:text-box>
        </draw:frame>
        <draw:frame draw:style-name="gsCode" svg:x="1cm" svg:y="3.3cm" svg:width="31.87cm" svg:height="14.5cm">
          <draw:text-box>
            <text:p text:style-name="psCode"><text:span text:style-name="tsCodeDyn_11_A8FF60_DejaVuSansMono">firewall-cmd --permanent --new-ipset=blocklist --type=hash:ip</text:span><text:line-break/><text:span text:style-name="tsCodeDyn_11_A8FF60_DejaVuSansMono"> </text:span><text:line-break/><text:span text:style-name="tsCodeDyn_11_A8FF60_DejaVuSansMono">firewall-cmd --permanent --new-ipset=blocked-nets \</text:span><text:line-break/><text:span text:style-name="tsCodeDyn_11_A8FF60_DejaVuSansMono">  --type=hash:net \</text:span><text:line-break/><text:span text:style-name="tsCodeDyn_11_A8FF60_DejaVuSansMono">  --option=family=inet</text:span><text:line-break/><text:span text:style-name="tsCodeDyn_11_A8FF60_DejaVuSansMono"> </text:span><text:line-break/><text:span text:style-name="tsCodeDyn_11_A8FF60_DejaVuSansMono">firewall-cmd --permanent --new-ipset=ipv6-blocklist \</text:span><text:line-break/><text:span text:style-name="tsCodeDyn_11_A8FF60_DejaVuSansMono">  --type=hash:ip \</text:span><text:line-break/><text:span text:style-name="tsCodeDyn_11_A8FF60_DejaVuSansMono">  --option=family=inet6</text:span><text:line-break/><text:span text:style-name="tsCodeDyn_11_A8FF60_DejaVuSansMono"> </text:span><text:line-break/><text:span text:style-name="tsCodeDyn_11_A8FF60_DejaVuSansMono">firewall-cmd --permanent --new-ipset=temp-blocklist \</text:span><text:line-break/><text:span text:style-name="tsCodeDyn_11_A8FF60_DejaVuSansMono">  --type=hash:ip \</text:span><text:line-break/><text:span text:style-name="tsCodeDyn_11_A8FF60_DejaVuSansMono">  --option=timeout=3600  # Default timeout: 3600 seconds (1 hour)</text:span><text:line-break/><text:span text:style-name="tsCodeDyn_11_A8FF60_DejaVuSansMono"> </text:span><text:line-break/><text:span text:style-name="tsCodeDyn_11_A8FF60_DejaVuSansMono">firewall-cmd --get-ipsets</text:span><text:line-break/><text:span text:style-name="tsCodeDyn_11_A8FF60_DejaVuSansMono"> </text:span><text:line-break/><text:span text:style-name="tsCodeDyn_11_A8FF60_DejaVuSansMono">firewall-cmd --info-ipset=blocklist</text:span><text:line-break/><text:span text:style-name="tsCodeDyn_11_A8FF60_DejaVuSansMono"> </text:span><text:line-break/><text:span text:style-name="tsCodeDyn_11_A8FF60_DejaVuSansMono">firewall-cmd --ipset=blocklist --get-entries</text:span><text:line-break/><text:span text:style-name="tsCodeDyn_11_A8FF60_DejaVuSansMono"> </text:span><text:line-break/><text:span text:style-name="tsCodeDyn_11_A8FF60_DejaVuSansMono">firewall-cmd --permanent --delete-ipset=blockli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new-ipset=blocklist --type=hash:ip</text:span></text:p>
              <text:p text:style-name="psCode"><text:span text:style-name="tsDiag"> </text:span></text:p>
              <text:p text:style-name="psCode"><text:span text:style-name="tsDiag">firewall-cmd --permanent --new-ipset=blocked-nets \</text:span></text:p>
              <text:p text:style-name="psCode"><text:span text:style-name="tsDiag">  --type=hash:net \</text:span></text:p>
              <text:p text:style-name="psCode"><text:span text:style-name="tsDiag">  --option=family=inet</text:span></text:p>
              <text:p text:style-name="psCode"><text:span text:style-name="tsDiag"> </text:span></text:p>
              <text:p text:style-name="psCode"><text:span text:style-name="tsDiag">firewall-cmd --permanent --new-ipset=ipv6-blocklist \</text:span></text:p>
              <text:p text:style-name="psCode"><text:span text:style-name="tsDiag">  --type=hash:ip \</text:span></text:p>
              <text:p text:style-name="psCode"><text:span text:style-name="tsDiag">  --option=family=inet6</text:span></text:p>
              <text:p text:style-name="psCode"><text:span text:style-name="tsDiag"> </text:span></text:p>
              <text:p text:style-name="psCode"><text:span text:style-name="tsDiag">firewall-cmd --permanent --new-ipset=temp-blocklist \</text:span></text:p>
              <text:p text:style-name="psCode"><text:span text:style-name="tsDiag">  --type=hash:ip \</text:span></text:p>
              <text:p text:style-name="psCode"><text:span text:style-name="tsDiag">  --option=timeout=3600  # Default timeout: 3600 seconds (1 hour)</text:span></text:p>
              <text:p text:style-name="psCode"><text:span text:style-name="tsDiag"> </text:span></text:p>
              <text:p text:style-name="psCode"><text:span text:style-name="tsDiag">firewall-cmd --get-ipsets</text:span></text:p>
              <text:p text:style-name="psCode"><text:span text:style-name="tsDiag"> </text:span></text:p>
              <text:p text:style-name="psCode"><text:span text:style-name="tsDiag">firewall-cmd --info-ipset=blocklist</text:span></text:p>
              <text:p text:style-name="psCode"><text:span text:style-name="tsDiag"> </text:span></text:p>
              <text:p text:style-name="psCode"><text:span text:style-name="tsDiag">firewall-cmd --ipset=blocklist --get-entries</text:span></text:p>
              <text:p text:style-name="psCode"><text:span text:style-name="tsDiag"> </text:span></text:p>
              <text:p text:style-name="psCode"><text:span text:style-name="tsDiag">firewall-cmd --permanent --delete-ipset=blocklist</text:span></text:p>
            </draw:text-box>
          </draw:frame>
        </presentation:notes>
      </draw:page>
      <draw:page draw:style-name="dpNormal" draw:master-page-name="RHELDark">
        <draw:frame draw:style-name="gsFrame" svg:x="1cm" svg:y="0.4cm" svg:width="31.87cm" svg:height="2.2cm">
          <draw:text-box>
            <text:p text:style-name="psTitle"><text:span text:style-name="tsH1">4. Adding and Removing Entries</text:span></text:p>
          </draw:text-box>
        </draw:frame>
        <draw:frame draw:style-name="gsFrame" svg:x="1cm" svg:y="2.9cm" svg:width="31.87cm" svg:height="15.5cm">
          <draw:text-box>
            <text:p text:style-name="psBullet"><text:span text:style-name="tsBullet">◆ Single entries</text:span></text:p>
            <text:p text:style-name="psBullet"><text:span text:style-name="tsBullet">◆ Bulk entry management</text:span></text:p>
            <text:p text:style-name="psBullet"><text:span text:style-name="tsBullet">For large sets, direct XML editing or file-based loading is more efficient:</text:span></text:p>
            <text:p text:style-name="psBullet"><text:span text:style-name="tsBullet">💡 📝 NOTE — Runtime vs Permanent for sets Like zones and services, IP set changes have runtime and permanent forms. Without --permanent, entries are added to the runtime state only and are lost on reload. With --permanent, they're written to the XML file.</text:span></text:p>
            <text:p text:style-name="psBullet"><text:span text:style-name="tsBullet">💡 Exception: entries added with --timeout (section 5) are always runtime only.</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ingle entries</text:span></text:p>
              <text:p text:style-name="psCode"><text:span text:style-name="tsDiag"> </text:span></text:p>
              <text:p text:style-name="psCode"><text:span text:style-name="tsDiag">```bash</text:span></text:p>
              <text:p text:style-name="psCode"><text:span text:style-name="tsDiag">firewall-cmd --permanent --ipset=blocklist --add-entry=192.168.1.100</text:span></text:p>
              <text:p text:style-name="psCode"><text:span text:style-name="tsDiag"> </text:span></text:p>
              <text:p text:style-name="psCode"><text:span text:style-name="tsDiag">firewall-cmd --permanent --ipset=blocked-nets --add-entry=198.51.100.0/24</text:span></text:p>
              <text:p text:style-name="psCode"><text:span text:style-name="tsDiag"> </text:span></text:p>
              <text:p text:style-name="psCode"><text:span text:style-name="tsDiag">firewall-cmd --permanent --ipset=mac-allowlist --add-entry=aa:bb:cc:dd:ee:ff</text:span></text:p>
              <text:p text:style-name="psCode"><text:span text:style-name="tsDiag"> </text:span></text:p>
              <text:p text:style-name="psCode"><text:span text:style-name="tsDiag">firewall-cmd --permanent --ipset=blocklist --remove-entry=192.168.1.100</text:span></text:p>
              <text:p text:style-name="psCode"><text:span text:style-name="tsDiag"> </text:span></text:p>
              <text:p text:style-name="psCode"><text:span text:style-name="tsDiag">firewall-cmd --ipset=blocklist --query-entry=192.168.1.100</text:span></text:p>
              <text:p text:style-name="psCode"><text:span text:style-name="tsDiag">```</text:span></text:p>
              <text:p text:style-name="psCode"><text:span text:style-name="tsDiag"> </text:span></text:p>
              <text:p text:style-name="psCode"><text:span text:style-name="tsDiag">### Bulk entry management</text:span></text:p>
              <text:p text:style-name="psCode"><text:span text:style-name="tsDiag"> </text:span></text:p>
              <text:p text:style-name="psCode"><text:span text:style-name="tsDiag">For large sets, direct XML editing or file-based loading is more efficient:</text:span></text:p>
              <text:p text:style-name="psCode"><text:span text:style-name="tsDiag"> </text:span></text:p>
              <text:p text:style-name="psCode"><text:span text:style-name="tsDiag">```bash</text:span></text:p>
              <text:p text:style-name="psCode"><text:span text:style-name="tsDiag">firewall-cmd --ipset=blocklist --get-entries &gt; /tmp/blocklist-entries.txt</text:span></text:p>
              <text:p text:style-name="psCode"><text:span text:style-name="tsDiag"> </text:span></text:p>
              <text:p text:style-name="psCode"><text:span text:style-name="tsDiag">```</text:span></text:p>
              <text:p text:style-name="psCode"><text:span text:style-name="tsDiag"> </text:span></text:p>
              <text:p text:style-name="psCode"><text:span text:style-name="tsDiag">&gt; **📝 NOTE — Runtime vs Permanent for sets**</text:span></text:p>
              <text:p text:style-name="psCode"><text:span text:style-name="tsDiag">&gt; Like zones and services, IP set changes have runtime and permanent forms.</text:span></text:p>
              <text:p text:style-name="psCode"><text:span text:style-name="tsDiag">&gt; Without `--permanent`, entries are added to the runtime state only and are</text:span></text:p>
              <text:p text:style-name="psCode"><text:span text:style-name="tsDiag">&gt; lost on reload. With `--permanent`, they're written to the XML file.</text:span></text:p>
              <text:p text:style-name="psCode"><text:span text:style-name="tsDiag">&gt;</text:span></text:p>
              <text:p text:style-name="psCode"><text:span text:style-name="tsDiag">&gt; Exception: entries added with `--timeout` (section 5) are always runtime onl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4. Adding and Removing Entries — BASH</text:span></text:p>
          </draw:text-box>
        </draw:frame>
        <draw:frame draw:style-name="gsCode" svg:x="1cm" svg:y="3.3cm" svg:width="31.87cm" svg:height="14.5cm">
          <draw:text-box>
            <text:p text:style-name="psCode"><text:span text:style-name="tsCodeDyn_11_A8FF60_DejaVuSansMono">firewall-cmd --permanent --ipset=blocklist --add-entry=192.168.1.100</text:span><text:line-break/><text:span text:style-name="tsCodeDyn_11_A8FF60_DejaVuSansMono"> </text:span><text:line-break/><text:span text:style-name="tsCodeDyn_11_A8FF60_DejaVuSansMono">firewall-cmd --permanent --ipset=blocked-nets --add-entry=198.51.100.0/24</text:span><text:line-break/><text:span text:style-name="tsCodeDyn_11_A8FF60_DejaVuSansMono"> </text:span><text:line-break/><text:span text:style-name="tsCodeDyn_11_A8FF60_DejaVuSansMono">firewall-cmd --permanent --ipset=mac-allowlist --add-entry=aa:bb:cc:dd:ee:ff</text:span><text:line-break/><text:span text:style-name="tsCodeDyn_11_A8FF60_DejaVuSansMono"> </text:span><text:line-break/><text:span text:style-name="tsCodeDyn_11_A8FF60_DejaVuSansMono">firewall-cmd --permanent --ipset=blocklist --remove-entry=192.168.1.100</text:span><text:line-break/><text:span text:style-name="tsCodeDyn_11_A8FF60_DejaVuSansMono"> </text:span><text:line-break/><text:span text:style-name="tsCodeDyn_11_A8FF60_DejaVuSansMono">firewall-cmd --ipset=blocklist --query-entry=192.168.1.100</text:span><text:line-break/><text:span text:style-name="tsCodeDyn_11_A8FF60_DejaVuSansMono"> </text:span><text:line-break/><text:span text:style-name="tsCodeDyn_11_A8FF60_DejaVuSansMono">firewall-cmd --ipset=blocklist --get-entries &gt; /tmp/blocklist-entries.tx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ipset=blocklist --add-entry=192.168.1.100</text:span></text:p>
              <text:p text:style-name="psCode"><text:span text:style-name="tsDiag"> </text:span></text:p>
              <text:p text:style-name="psCode"><text:span text:style-name="tsDiag">firewall-cmd --permanent --ipset=blocked-nets --add-entry=198.51.100.0/24</text:span></text:p>
              <text:p text:style-name="psCode"><text:span text:style-name="tsDiag"> </text:span></text:p>
              <text:p text:style-name="psCode"><text:span text:style-name="tsDiag">firewall-cmd --permanent --ipset=mac-allowlist --add-entry=aa:bb:cc:dd:ee:ff</text:span></text:p>
              <text:p text:style-name="psCode"><text:span text:style-name="tsDiag"> </text:span></text:p>
              <text:p text:style-name="psCode"><text:span text:style-name="tsDiag">firewall-cmd --permanent --ipset=blocklist --remove-entry=192.168.1.100</text:span></text:p>
              <text:p text:style-name="psCode"><text:span text:style-name="tsDiag"> </text:span></text:p>
              <text:p text:style-name="psCode"><text:span text:style-name="tsDiag">firewall-cmd --ipset=blocklist --query-entry=192.168.1.100</text:span></text:p>
              <text:p text:style-name="psCode"><text:span text:style-name="tsDiag"> </text:span></text:p>
              <text:p text:style-name="psCode"><text:span text:style-name="tsDiag">firewall-cmd --ipset=blocklist --get-entries &gt; /tmp/blocklist-entries.txt</text:span></text:p>
            </draw:text-box>
          </draw:frame>
        </presentation:notes>
      </draw:page>
      <draw:page draw:style-name="dpNormal" draw:master-page-name="RHELDark">
        <draw:frame draw:style-name="gsFrame" svg:x="1cm" svg:y="0.4cm" svg:width="31.87cm" svg:height="2.2cm">
          <draw:text-box>
            <text:p text:style-name="psTitle"><text:span text:style-name="tsH1">5. Timeout-Based Entries (Dynamic Expiry)</text:span></text:p>
          </draw:text-box>
        </draw:frame>
        <draw:frame draw:style-name="gsFrame" svg:x="1cm" svg:y="2.9cm" svg:width="31.87cm" svg:height="15.5cm">
          <draw:text-box>
            <text:p text:style-name="psBullet"><text:span text:style-name="tsBullet">Timeout entries are the key feature for dynamic filtering — blocking an attacker temporarily without leaving a permanent rule.</text:span></text:p>
            <text:p text:style-name="psBullet"><text:span text:style-name="tsBullet">◆ Creating a set with default timeout</text:span></text:p>
            <text:p text:style-name="psBullet"><text:span text:style-name="tsBullet">◆ Adding entries with timeout</text:span></text:p>
            <text:p text:style-name="psBullet"><text:span text:style-name="tsBullet">💡 ⚠️  IMPORTANT — Timeout entries are runtime only You cannot use --permanent with --timeout. Timed entries only exist in the runtime state and expire automatically. This is by design — they're meant to be temporary.</text:span></text:p>
            <text:p text:style-name="psBullet"><text:span text:style-name="tsBullet">◆ Automatic IP blocking script</text:span></text:p>
            <text:p text:style-name="psBullet"><text:span text:style-name="tsBullet">This pattern is common for automated incident response:</text:span></text:p>
            <text:p text:style-name="psBullet"><text:span text:style-name="tsBullet">Integrate with fail2ban, intrusion detection systems, or log parser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imeout entries are the key feature for dynamic filtering — blocking an</text:span></text:p>
              <text:p text:style-name="psCode"><text:span text:style-name="tsDiag">attacker temporarily without leaving a permanent rule.</text:span></text:p>
              <text:p text:style-name="psCode"><text:span text:style-name="tsDiag"> </text:span></text:p>
              <text:p text:style-name="psCode"><text:span text:style-name="tsDiag">### Creating a set with default timeout</text:span></text:p>
              <text:p text:style-name="psCode"><text:span text:style-name="tsDiag"> </text:span></text:p>
              <text:p text:style-name="psCode"><text:span text:style-name="tsDiag">```bash</text:span></text:p>
              <text:p text:style-name="psCode"><text:span text:style-name="tsDiag">firewall-cmd --permanent --new-ipset=temp-block \</text:span></text:p>
              <text:p text:style-name="psCode"><text:span text:style-name="tsDiag">  --type=hash:ip \</text:span></text:p>
              <text:p text:style-name="psCode"><text:span text:style-name="tsDiag">  --option=timeout=3600</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Adding entries with timeout</text:span></text:p>
              <text:p text:style-name="psCode"><text:span text:style-name="tsDiag"> </text:span></text:p>
              <text:p text:style-name="psCode"><text:span text:style-name="tsDiag">```bash</text:span></text:p>
              <text:p text:style-name="psCode"><text:span text:style-name="tsDiag">firewall-cmd --ipset=temp-block --add-entry=198.51.100.50 --timeout=1800</text:span></text:p>
              <text:p text:style-name="psCode"><text:span text:style-name="tsDiag"> </text:span></text:p>
              <text:p text:style-name="psCode"><text:span text:style-name="tsDiag">firewall-cmd --ipset=temp-block --add-entry=198.51.100.51</text:span></text:p>
              <text:p text:style-name="psCode"><text:span text:style-name="tsDiag">```</text:span></text:p>
              <text:p text:style-name="psCode"><text:span text:style-name="tsDiag"> </text:span></text:p>
              <text:p text:style-name="psCode"><text:span text:style-name="tsDiag">&gt; **⚠️  IMPORTANT — Timeout entries are runtime only**</text:span></text:p>
              <text:p text:style-name="psCode"><text:span text:style-name="tsDiag">&gt; You cannot use `--permanent` with `--timeout`. Timed entries only exist in</text:span></text:p>
              <text:p text:style-name="psCode"><text:span text:style-name="tsDiag">&gt; the runtime state and expire automatically. This is by design — they're meant</text:span></text:p>
              <text:p text:style-name="psCode"><text:span text:style-name="tsDiag">&gt; to be temporary.</text:span></text:p>
              <text:p text:style-name="psCode"><text:span text:style-name="tsDiag"> </text:span></text:p>
              <text:p text:style-name="psCode"><text:span text:style-name="tsDiag">### Automatic IP blocking script</text:span></text:p>
              <text:p text:style-name="psCode"><text:span text:style-name="tsDiag"> </text:span></text:p>
              <text:p text:style-name="psCode"><text:span text:style-name="tsDiag">This pattern is common for automated incident response:</text:span></text:p>
              <text:p text:style-name="psCode"><text:span text:style-name="tsDiag"> </text:span></text:p>
              <text:p text:style-name="psCode"><text:span text:style-name="tsDiag">```bash</text:span></text:p>
              <text:p text:style-name="psCode"><text:span text:style-name="tsDiag">#!/usr/bin/env bash</text:span></text:p>
              <text:p text:style-name="psCode"><text:span text:style-name="tsDiag"> </text:span></text:p>
              <text:p text:style-name="psCode"><text:span text:style-name="tsDiag">IP="$1"</text:span></text:p>
              <text:p text:style-name="psCode"><text:span text:style-name="tsDiag">TIMEOUT="${2:-3600}"  # Default 1 hour</text:span></text:p>
              <text:p text:style-name="psCode"><text:span text:style-name="tsDiag"> </text:span></text:p>
              <text:p text:style-name="psCode"><text:span text:style-name="tsDiag">if ! [[ "$IP" =~ ^[0-9]+\.[0-9]+\.[0-9]+\.[0-9]+$ ]]; then</text:span></text:p>
              <text:p text:style-name="psCode"><text:span text:style-name="tsDiag">  echo "Invalid IP: $IP"</text:span></text:p>
              <text:p text:style-name="psCode"><text:span text:style-name="tsDiag">  exit 1</text:span></text:p>
              <text:p text:style-name="psCode"><text:span text:style-name="tsDiag">fi</text:span></text:p>
              <text:p text:style-name="psCode"><text:span text:style-name="tsDiag"> </text:span></text:p>
              <text:p text:style-name="psCode"><text:span text:style-name="tsDiag">firewall-cmd --ipset=temp-block --add-entry="$IP" --timeout="$TIMEOUT"</text:span></text:p>
              <text:p text:style-name="psCode"><text:span text:style-name="tsDiag">echo "Blocked $IP for ${TIMEOUT}s"</text:span></text:p>
              <text:p text:style-name="psCode"><text:span text:style-name="tsDiag">logger -t firewalld-block "Blocked $IP for ${TIMEOUT}s"</text:span></text:p>
              <text:p text:style-name="psCode"><text:span text:style-name="tsDiag">```</text:span></text:p>
              <text:p text:style-name="psCode"><text:span text:style-name="tsDiag"> </text:span></text:p>
              <text:p text:style-name="psCode"><text:span text:style-name="tsDiag">Integrate with fail2ban, intrusion detection systems, or log parsers:</text:span></text:p>
              <text:p text:style-name="psCode"><text:span text:style-name="tsDiag"> </text:span></text:p>
              <text:p text:style-name="psCode"><text:span text:style-name="tsDiag">```bash</text:span></text:p>
              <text:p text:style-name="psCode"><text:span text:style-name="tsDiag">actionban = /usr/local/bin/block-ip.sh &lt;ip&gt; 3600</text:span></text:p>
              <text:p text:style-name="psCode"><text:span text:style-name="tsDiag">actionunban = firewall-cmd --ipset=temp-block --remove-entry=&lt;ip&g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5. Timeout-Based Entries (Dynamic Expiry) — BASH</text:span></text:p>
          </draw:text-box>
        </draw:frame>
        <draw:frame draw:style-name="gsCode" svg:x="1cm" svg:y="3.3cm" svg:width="31.87cm" svg:height="14.5cm">
          <draw:text-box>
            <text:p text:style-name="psCode"><text:span text:style-name="tsCodeDyn_11_A8FF60_DejaVuSansMono">firewall-cmd --permanent --new-ipset=temp-block \</text:span><text:line-break/><text:span text:style-name="tsCodeDyn_11_A8FF60_DejaVuSansMono">  --type=hash:ip \</text:span><text:line-break/><text:span text:style-name="tsCodeDyn_11_A8FF60_DejaVuSansMono">  --option=timeout=3600</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pset=temp-block --add-entry=198.51.100.50 --timeout=1800</text:span><text:line-break/><text:span text:style-name="tsCodeDyn_11_A8FF60_DejaVuSansMono"> </text:span><text:line-break/><text:span text:style-name="tsCodeDyn_11_A8FF60_DejaVuSansMono">firewall-cmd --ipset=temp-block --add-entry=198.51.100.51</text:span><text:line-break/><text:span text:style-name="tsCodeDyn_11_A8FF60_DejaVuSansMono"> </text:span><text:line-break/><text:span text:style-name="tsCodeDyn_11_A8FF60_DejaVuSansMono">#!/usr/bin/env bash</text:span><text:line-break/><text:span text:style-name="tsCodeDyn_11_A8FF60_DejaVuSansMono"> </text:span><text:line-break/><text:span text:style-name="tsCodeDyn_11_A8FF60_DejaVuSansMono">IP="$1"</text:span><text:line-break/><text:span text:style-name="tsCodeDyn_11_A8FF60_DejaVuSansMono">TIMEOUT="${2:-3600}"  # Default 1 hour</text:span><text:line-break/><text:span text:style-name="tsCodeDyn_11_A8FF60_DejaVuSansMono"> </text:span><text:line-break/><text:span text:style-name="tsCodeDyn_11_A8FF60_DejaVuSansMono">if ! [[ "$IP" =~ ^[0-9]+\.[0-9]+\.[0-9]+\.[0-9]+$ ]]; then</text:span><text:line-break/><text:span text:style-name="tsCodeDyn_11_A8FF60_DejaVuSansMono">  echo "Invalid IP: $IP"</text:span><text:line-break/><text:span text:style-name="tsCodeDyn_11_A8FF60_DejaVuSansMono">  exit 1</text:span><text:line-break/><text:span text:style-name="tsCodeDyn_11_A8FF60_DejaVuSansMono">fi</text:span><text:line-break/><text:span text:style-name="tsCodeDyn_11_A8FF60_DejaVuSansMono"> </text:span><text:line-break/><text:span text:style-name="tsCodeDyn_11_A8FF60_DejaVuSansMono">firewall-cmd --ipset=temp-block --add-entry="$IP" --timeout="$TIMEOUT"</text:span><text:line-break/><text:span text:style-name="tsCodeDyn_11_A8FF60_DejaVuSansMono">echo "Blocked $IP for ${TIMEOUT}s"</text:span><text:line-break/><text:span text:style-name="tsCodeDyn_11_A8FF60_DejaVuSansMono">logger -t firewalld-block "Blocked $IP for ${TIMEOUT}s"</text:span><text:line-break/><text:span text:style-name="tsCodeDyn_11_A8FF60_DejaVuSansMono"> </text:span><text:line-break/><text:span text:style-name="tsCodeDyn_11_A8FF60_DejaVuSansMono">actionban = /usr/local/bin/block-ip.sh &lt;ip&gt; 3600</text:span><text:line-break/><text:span text:style-name="tsCodeDyn_11_A8FF60_DejaVuSansMono">actionunban = firewall-cmd --ipset=temp-block --remove-entry=&lt;ip&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new-ipset=temp-block \</text:span></text:p>
              <text:p text:style-name="psCode"><text:span text:style-name="tsDiag">  --type=hash:ip \</text:span></text:p>
              <text:p text:style-name="psCode"><text:span text:style-name="tsDiag">  --option=timeout=3600</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pset=temp-block --add-entry=198.51.100.50 --timeout=1800</text:span></text:p>
              <text:p text:style-name="psCode"><text:span text:style-name="tsDiag"> </text:span></text:p>
              <text:p text:style-name="psCode"><text:span text:style-name="tsDiag">firewall-cmd --ipset=temp-block --add-entry=198.51.100.51</text:span></text:p>
              <text:p text:style-name="psCode"><text:span text:style-name="tsDiag"> </text:span></text:p>
              <text:p text:style-name="psCode"><text:span text:style-name="tsDiag">#!/usr/bin/env bash</text:span></text:p>
              <text:p text:style-name="psCode"><text:span text:style-name="tsDiag"> </text:span></text:p>
              <text:p text:style-name="psCode"><text:span text:style-name="tsDiag">IP="$1"</text:span></text:p>
              <text:p text:style-name="psCode"><text:span text:style-name="tsDiag">TIMEOUT="${2:-3600}"  # Default 1 hour</text:span></text:p>
              <text:p text:style-name="psCode"><text:span text:style-name="tsDiag"> </text:span></text:p>
              <text:p text:style-name="psCode"><text:span text:style-name="tsDiag">if ! [[ "$IP" =~ ^[0-9]+\.[0-9]+\.[0-9]+\.[0-9]+$ ]]; then</text:span></text:p>
              <text:p text:style-name="psCode"><text:span text:style-name="tsDiag">  echo "Invalid IP: $IP"</text:span></text:p>
              <text:p text:style-name="psCode"><text:span text:style-name="tsDiag">  exit 1</text:span></text:p>
              <text:p text:style-name="psCode"><text:span text:style-name="tsDiag">fi</text:span></text:p>
              <text:p text:style-name="psCode"><text:span text:style-name="tsDiag"> </text:span></text:p>
              <text:p text:style-name="psCode"><text:span text:style-name="tsDiag">firewall-cmd --ipset=temp-block --add-entry="$IP" --timeout="$TIMEOUT"</text:span></text:p>
              <text:p text:style-name="psCode"><text:span text:style-name="tsDiag">echo "Blocked $IP for ${TIMEOUT}s"</text:span></text:p>
              <text:p text:style-name="psCode"><text:span text:style-name="tsDiag">logger -t firewalld-block "Blocked $IP for ${TIMEOUT}s"</text:span></text:p>
              <text:p text:style-name="psCode"><text:span text:style-name="tsDiag"> </text:span></text:p>
              <text:p text:style-name="psCode"><text:span text:style-name="tsDiag">actionban = /usr/local/bin/block-ip.sh &lt;ip&gt; 3600</text:span></text:p>
              <text:p text:style-name="psCode"><text:span text:style-name="tsDiag">actionunban = firewall-cmd --ipset=temp-block --remove-entry=&lt;ip&gt;</text:span></text:p>
            </draw:text-box>
          </draw:frame>
        </presentation:notes>
      </draw:page>
      <draw:page draw:style-name="dpNormal" draw:master-page-name="RHELDark">
        <draw:frame draw:style-name="gsFrame" svg:x="1cm" svg:y="0.4cm" svg:width="31.87cm" svg:height="2.2cm">
          <draw:text-box>
            <text:p text:style-name="psTitle"><text:span text:style-name="tsH1">6. Using Sets in Rich Rules</text:span></text:p>
          </draw:text-box>
        </draw:frame>
        <draw:frame draw:style-name="gsFrame" svg:x="1cm" svg:y="2.9cm" svg:width="31.87cm" svg:height="15.5cm">
          <draw:text-box>
            <text:p text:style-name="psBullet"><text:span text:style-name="tsBullet">Rich rules reference sets with source ipset="setname":</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Rich rules reference sets with `source ipset="setname"`:</text:span></text:p>
              <text:p text:style-name="psCode"><text:span text:style-name="tsDiag"> </text:span></text:p>
              <text:p text:style-name="psCode"><text:span text:style-name="tsDiag">```bash</text:span></text:p>
              <text:p text:style-name="psCode"><text:span text:style-name="tsDiag">firewall-cmd --permanent --zone=public --add-rich-rule='</text:span></text:p>
              <text:p text:style-name="psCode"><text:span text:style-name="tsDiag">  rule family="ipv4" source ipset="blocklist"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family="ipv4" source ipset="blocklist"</text:span></text:p>
              <text:p text:style-name="psCode"><text:span text:style-name="tsDiag">  log prefix="BLOCKLIST-HIT: " level="warning" limit value="5/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allowlist"</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0" family="ipv4"</text:span></text:p>
              <text:p text:style-name="psCode"><text:span text:style-name="tsDiag">  service name="ssh"</text:span></text:p>
              <text:p text:style-name="psCode"><text:span text:style-name="tsDiag">  reject type="tcp-reset"</text:span></text:p>
              <text:p text:style-name="psCode"><text:span text:style-name="tsDiag">'</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6. Using Sets in Rich Rules — BASH</text:span></text:p>
          </draw:text-box>
        </draw:frame>
        <draw:frame draw:style-name="gsCode" svg:x="1cm" svg:y="3.3cm" svg:width="31.87cm" svg:height="14.5cm">
          <draw:text-box>
            <text:p text:style-name="psCode"><text:span text:style-name="tsCodeDyn_11_A8FF60_DejaVuSansMono">firewall-cmd --permanent --zone=public --add-rich-rule='</text:span><text:line-break/><text:span text:style-name="tsCodeDyn_11_A8FF60_DejaVuSansMono">  rule family="ipv4" source ipset="blocklist" drop</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family="ipv4" source ipset="blocklist"</text:span><text:line-break/><text:span text:style-name="tsCodeDyn_11_A8FF60_DejaVuSansMono">  log prefix="BLOCKLIST-HIT: " level="warning" limit value="5/m"</text:span><text:line-break/><text:span text:style-name="tsCodeDyn_11_A8FF60_DejaVuSansMono">  drop</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100" family="ipv4" source ipset="allowlist"</text:span><text:line-break/><text:span text:style-name="tsCodeDyn_11_A8FF60_DejaVuSansMono">  service name="ssh"</text:span><text:line-break/><text:span text:style-name="tsCodeDyn_11_A8FF60_DejaVuSansMono">  accept</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0" family="ipv4"</text:span><text:line-break/><text:span text:style-name="tsCodeDyn_11_A8FF60_DejaVuSansMono">  service name="ssh"</text:span><text:line-break/><text:span text:style-name="tsCodeDyn_11_A8FF60_DejaVuSansMono">  reject type="tcp-reset"</text:span><text:line-break/><text:span text:style-name="tsCodeDyn_11_A8FF60_DejaVuSansMono">'</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public --add-rich-rule='</text:span></text:p>
              <text:p text:style-name="psCode"><text:span text:style-name="tsDiag">  rule family="ipv4" source ipset="blocklist"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family="ipv4" source ipset="blocklist"</text:span></text:p>
              <text:p text:style-name="psCode"><text:span text:style-name="tsDiag">  log prefix="BLOCKLIST-HIT: " level="warning" limit value="5/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allowlist"</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0" family="ipv4"</text:span></text:p>
              <text:p text:style-name="psCode"><text:span text:style-name="tsDiag">  service name="ssh"</text:span></text:p>
              <text:p text:style-name="psCode"><text:span text:style-name="tsDiag">  reject type="tcp-reset"</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7. Using Sets in Zones</text:span></text:p>
          </draw:text-box>
        </draw:frame>
        <draw:frame draw:style-name="gsFrame" svg:x="1cm" svg:y="2.9cm" svg:width="31.87cm" svg:height="15.5cm">
          <draw:text-box>
            <text:p text:style-name="psBullet"><text:span text:style-name="tsBullet">You can bind an IP set to a zone directly (as a source), so all traffic from IPs in the set is processed by that zone's rules:</text:span></text:p>
            <text:p text:style-name="psBullet"><text:span text:style-name="tsBullet">Note the ipset: prefix when using a set as a zone source.</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You can bind an IP set to a zone directly (as a source), so all traffic from</text:span></text:p>
              <text:p text:style-name="psCode"><text:span text:style-name="tsDiag">IPs in the set is processed by that zone's rules:</text:span></text:p>
              <text:p text:style-name="psCode"><text:span text:style-name="tsDiag"> </text:span></text:p>
              <text:p text:style-name="psCode"><text:span text:style-name="tsDiag">```bash</text:span></text:p>
              <text:p text:style-name="psCode"><text:span text:style-name="tsDiag">firewall-cmd --permanent --new-zone=vip-customers</text:span></text:p>
              <text:p text:style-name="psCode"><text:span text:style-name="tsDiag"> </text:span></text:p>
              <text:p text:style-name="psCode"><text:span text:style-name="tsDiag">firewall-cmd --permanent --zone=vip-customers --add-service=http</text:span></text:p>
              <text:p text:style-name="psCode"><text:span text:style-name="tsDiag">firewall-cmd --permanent --zone=vip-customers --add-service=https</text:span></text:p>
              <text:p text:style-name="psCode"><text:span text:style-name="tsDiag">firewall-cmd --permanent --zone=vip-customers --add-port=9000/tcp  # Premium API</text:span></text:p>
              <text:p text:style-name="psCode"><text:span text:style-name="tsDiag"> </text:span></text:p>
              <text:p text:style-name="psCode"><text:span text:style-name="tsDiag">firewall-cmd --permanent --new-ipset=vip-ips --type=hash:ip</text:span></text:p>
              <text:p text:style-name="psCode"><text:span text:style-name="tsDiag"> </text:span></text:p>
              <text:p text:style-name="psCode"><text:span text:style-name="tsDiag">firewall-cmd --permanent --zone=vip-customers --add-source=ipset:vip-ips</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ipset=vip-ips --add-entry=203.0.113.1</text:span></text:p>
              <text:p text:style-name="psCode"><text:span text:style-name="tsDiag">firewall-cmd --permanent --ipset=vip-ips --add-entry=203.0.113.2</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Note the `ipset:` prefix when using a set as a zone source.</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7. Using Sets in Zones — BASH</text:span></text:p>
          </draw:text-box>
        </draw:frame>
        <draw:frame draw:style-name="gsCode" svg:x="1cm" svg:y="3.3cm" svg:width="31.87cm" svg:height="14.5cm">
          <draw:text-box>
            <text:p text:style-name="psCode"><text:span text:style-name="tsCodeDyn_11_A8FF60_DejaVuSansMono">firewall-cmd --permanent --new-zone=vip-customers</text:span><text:line-break/><text:span text:style-name="tsCodeDyn_11_A8FF60_DejaVuSansMono"> </text:span><text:line-break/><text:span text:style-name="tsCodeDyn_11_A8FF60_DejaVuSansMono">firewall-cmd --permanent --zone=vip-customers --add-service=http</text:span><text:line-break/><text:span text:style-name="tsCodeDyn_11_A8FF60_DejaVuSansMono">firewall-cmd --permanent --zone=vip-customers --add-service=https</text:span><text:line-break/><text:span text:style-name="tsCodeDyn_11_A8FF60_DejaVuSansMono">firewall-cmd --permanent --zone=vip-customers --add-port=9000/tcp  # Premium API</text:span><text:line-break/><text:span text:style-name="tsCodeDyn_11_A8FF60_DejaVuSansMono"> </text:span><text:line-break/><text:span text:style-name="tsCodeDyn_11_A8FF60_DejaVuSansMono">firewall-cmd --permanent --new-ipset=vip-ips --type=hash:ip</text:span><text:line-break/><text:span text:style-name="tsCodeDyn_11_A8FF60_DejaVuSansMono"> </text:span><text:line-break/><text:span text:style-name="tsCodeDyn_11_A8FF60_DejaVuSansMono">firewall-cmd --permanent --zone=vip-customers --add-source=ipset:vip-ips</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ipset=vip-ips --add-entry=203.0.113.1</text:span><text:line-break/><text:span text:style-name="tsCodeDyn_11_A8FF60_DejaVuSansMono">firewall-cmd --permanent --ipset=vip-ips --add-entry=203.0.113.2</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new-zone=vip-customers</text:span></text:p>
              <text:p text:style-name="psCode"><text:span text:style-name="tsDiag"> </text:span></text:p>
              <text:p text:style-name="psCode"><text:span text:style-name="tsDiag">firewall-cmd --permanent --zone=vip-customers --add-service=http</text:span></text:p>
              <text:p text:style-name="psCode"><text:span text:style-name="tsDiag">firewall-cmd --permanent --zone=vip-customers --add-service=https</text:span></text:p>
              <text:p text:style-name="psCode"><text:span text:style-name="tsDiag">firewall-cmd --permanent --zone=vip-customers --add-port=9000/tcp  # Premium API</text:span></text:p>
              <text:p text:style-name="psCode"><text:span text:style-name="tsDiag"> </text:span></text:p>
              <text:p text:style-name="psCode"><text:span text:style-name="tsDiag">firewall-cmd --permanent --new-ipset=vip-ips --type=hash:ip</text:span></text:p>
              <text:p text:style-name="psCode"><text:span text:style-name="tsDiag"> </text:span></text:p>
              <text:p text:style-name="psCode"><text:span text:style-name="tsDiag">firewall-cmd --permanent --zone=vip-customers --add-source=ipset:vip-ips</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ipset=vip-ips --add-entry=203.0.113.1</text:span></text:p>
              <text:p text:style-name="psCode"><text:span text:style-name="tsDiag">firewall-cmd --permanent --ipset=vip-ips --add-entry=203.0.113.2</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8. Populating Sets from Files</text:span></text:p>
          </draw:text-box>
        </draw:frame>
        <draw:frame draw:style-name="gsFrame" svg:x="1cm" svg:y="2.9cm" svg:width="31.87cm" svg:height="15.5cm">
          <draw:text-box>
            <text:p text:style-name="psBullet"><text:span text:style-name="tsBullet">For large sets, populate via the XML configuration file directly:</text:span></text:p>
            <text:p text:style-name="psBullet"><text:span text:style-name="tsBullet">◆ IP set XML file format</text:span></text:p>
            <text:p text:style-name="psBullet"><text:span text:style-name="tsBullet">Save to /etc/firewalld/ipsets/malicious.xml then reload.</text:span></text:p>
            <text:p text:style-name="psBullet"><text:span text:style-name="tsBullet">◆ Script to build XML from a flat list</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or large sets, populate via the XML configuration file directly:</text:span></text:p>
              <text:p text:style-name="psCode"><text:span text:style-name="tsDiag"> </text:span></text:p>
              <text:p text:style-name="psCode"><text:span text:style-name="tsDiag">### IP set XML file format</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ipset type="hash:ip"&gt;</text:span></text:p>
              <text:p text:style-name="psCode"><text:span text:style-name="tsDiag">  &lt;short&gt;Malicious IPs&lt;/short&gt;</text:span></text:p>
              <text:p text:style-name="psCode"><text:span text:style-name="tsDiag">  &lt;description&gt;Known malicious IP addresses from threat intelligence feeds.&lt;/description&gt;</text:span></text:p>
              <text:p text:style-name="psCode"><text:span text:style-name="tsDiag">  &lt;option name="family" value="inet"/&gt;</text:span></text:p>
              <text:p text:style-name="psCode"><text:span text:style-name="tsDiag">  &lt;option name="timeout" value="86400"/&gt;</text:span></text:p>
              <text:p text:style-name="psCode"><text:span text:style-name="tsDiag">  &lt;entry&gt;192.168.1.100&lt;/entry&gt;</text:span></text:p>
              <text:p text:style-name="psCode"><text:span text:style-name="tsDiag">  &lt;entry&gt;198.51.100.0/24&lt;/entry&gt;</text:span></text:p>
              <text:p text:style-name="psCode"><text:span text:style-name="tsDiag">  &lt;entry&gt;203.0.113.5&lt;/entry&gt;</text:span></text:p>
              <text:p text:style-name="psCode"><text:span text:style-name="tsDiag">&lt;/ipset&gt;</text:span></text:p>
              <text:p text:style-name="psCode"><text:span text:style-name="tsDiag">```</text:span></text:p>
              <text:p text:style-name="psCode"><text:span text:style-name="tsDiag"> </text:span></text:p>
              <text:p text:style-name="psCode"><text:span text:style-name="tsDiag">Save to `/etc/firewalld/ipsets/malicious.xml` then reload.</text:span></text:p>
              <text:p text:style-name="psCode"><text:span text:style-name="tsDiag"> </text:span></text:p>
              <text:p text:style-name="psCode"><text:span text:style-name="tsDiag">### Script to build XML from a flat list</text:span></text:p>
              <text:p text:style-name="psCode"><text:span text:style-name="tsDiag"> </text:span></text:p>
              <text:p text:style-name="psCode"><text:span text:style-name="tsDiag">```bash</text:span></text:p>
              <text:p text:style-name="psCode"><text:span text:style-name="tsDiag">#!/usr/bin/env bash</text:span></text:p>
              <text:p text:style-name="psCode"><text:span text:style-name="tsDiag">NAME="$1"</text:span></text:p>
              <text:p text:style-name="psCode"><text:span text:style-name="tsDiag">DESC="$2"</text:span></text:p>
              <text:p text:style-name="psCode"><text:span text:style-name="tsDiag">IPFILE="$3"</text:span></text:p>
              <text:p text:style-name="psCode"><text:span text:style-name="tsDiag"> </text:span></text:p>
              <text:p text:style-name="psCode"><text:span text:style-name="tsDiag">cat &gt; "/etc/firewalld/ipsets/${NAME}.xml" &lt;&lt; XMLEOF</text:span></text:p>
              <text:p text:style-name="psCode"><text:span text:style-name="tsDiag">&lt;?xml version="1.0" encoding="utf-8"?&gt;</text:span></text:p>
              <text:p text:style-name="psCode"><text:span text:style-name="tsDiag">&lt;ipset type="hash:ip"&gt;</text:span></text:p>
              <text:p text:style-name="psCode"><text:span text:style-name="tsDiag">  &lt;short&gt;${NAME}&lt;/short&gt;</text:span></text:p>
              <text:p text:style-name="psCode"><text:span text:style-name="tsDiag">  &lt;description&gt;${DESC}&lt;/description&gt;</text:span></text:p>
              <text:p text:style-name="psCode"><text:span text:style-name="tsDiag">  &lt;option name="family" value="inet"/&gt;</text:span></text:p>
              <text:p text:style-name="psCode"><text:span text:style-name="tsDiag">XMLEOF</text:span></text:p>
              <text:p text:style-name="psCode"><text:span text:style-name="tsDiag"> </text:span></text:p>
              <text:p text:style-name="psCode"><text:span text:style-name="tsDiag">while IFS= read -r ip; do</text:span></text:p>
              <text:p text:style-name="psCode"><text:span text:style-name="tsDiag">  # Skip comments and empty lines</text:span></text:p>
              <text:p text:style-name="psCode"><text:span text:style-name="tsDiag">  [[ "$ip" =~ ^#|^$ ]] &amp;&amp; continue</text:span></text:p>
              <text:p text:style-name="psCode"><text:span text:style-name="tsDiag">  echo "  &lt;entry&gt;${ip}&lt;/entry&gt;" &gt;&gt; "/etc/firewalld/ipsets/${NAME}.xml"</text:span></text:p>
              <text:p text:style-name="psCode"><text:span text:style-name="tsDiag">done &lt; "$IPFILE"</text:span></text:p>
              <text:p text:style-name="psCode"><text:span text:style-name="tsDiag"> </text:span></text:p>
              <text:p text:style-name="psCode"><text:span text:style-name="tsDiag">echo "&lt;/ipset&gt;" &gt;&gt; "/etc/firewalld/ipsets/${NAME}.xml"</text:span></text:p>
              <text:p text:style-name="psCode"><text:span text:style-name="tsDiag"> </text:span></text:p>
              <text:p text:style-name="psCode"><text:span text:style-name="tsDiag">firewall-cmd --reload</text:span></text:p>
              <text:p text:style-name="psCode"><text:span text:style-name="tsDiag">echo "Loaded $(wc -l &lt; "$IPFILE") entries into ${NAM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8. Populating Sets from Files — XML</text:span></text:p>
          </draw:text-box>
        </draw:frame>
        <draw:frame draw:style-name="gsCode" svg:x="1cm" svg:y="3.3cm" svg:width="31.87cm" svg:height="14.5cm">
          <draw:text-box>
            <text:p text:style-name="psCode"><text:span text:style-name="tsCodeDyn_11_A8FF60_DejaVuSansMono">&lt;?xml version="1.0" encoding="utf-8"?&gt;</text:span><text:line-break/><text:span text:style-name="tsCodeDyn_11_A8FF60_DejaVuSansMono">&lt;ipset type="hash:ip"&gt;</text:span><text:line-break/><text:span text:style-name="tsCodeDyn_11_A8FF60_DejaVuSansMono">  &lt;short&gt;Malicious IPs&lt;/short&gt;</text:span><text:line-break/><text:span text:style-name="tsCodeDyn_11_A8FF60_DejaVuSansMono">  &lt;description&gt;Known malicious IP addresses from threat intelligence feeds.&lt;/description&gt;</text:span><text:line-break/><text:span text:style-name="tsCodeDyn_11_A8FF60_DejaVuSansMono">  &lt;option name="family" value="inet"/&gt;</text:span><text:line-break/><text:span text:style-name="tsCodeDyn_11_A8FF60_DejaVuSansMono">  &lt;option name="timeout" value="86400"/&gt;</text:span><text:line-break/><text:span text:style-name="tsCodeDyn_11_A8FF60_DejaVuSansMono">  &lt;entry&gt;192.168.1.100&lt;/entry&gt;</text:span><text:line-break/><text:span text:style-name="tsCodeDyn_11_A8FF60_DejaVuSansMono">  &lt;entry&gt;198.51.100.0/24&lt;/entry&gt;</text:span><text:line-break/><text:span text:style-name="tsCodeDyn_11_A8FF60_DejaVuSansMono">  &lt;entry&gt;203.0.113.5&lt;/entry&gt;</text:span><text:line-break/><text:span text:style-name="tsCodeDyn_11_A8FF60_DejaVuSansMono">&lt;/ipset&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ipset type="hash:ip"&gt;</text:span></text:p>
              <text:p text:style-name="psCode"><text:span text:style-name="tsDiag">  &lt;short&gt;Malicious IPs&lt;/short&gt;</text:span></text:p>
              <text:p text:style-name="psCode"><text:span text:style-name="tsDiag">  &lt;description&gt;Known malicious IP addresses from threat intelligence feeds.&lt;/description&gt;</text:span></text:p>
              <text:p text:style-name="psCode"><text:span text:style-name="tsDiag">  &lt;option name="family" value="inet"/&gt;</text:span></text:p>
              <text:p text:style-name="psCode"><text:span text:style-name="tsDiag">  &lt;option name="timeout" value="86400"/&gt;</text:span></text:p>
              <text:p text:style-name="psCode"><text:span text:style-name="tsDiag">  &lt;entry&gt;192.168.1.100&lt;/entry&gt;</text:span></text:p>
              <text:p text:style-name="psCode"><text:span text:style-name="tsDiag">  &lt;entry&gt;198.51.100.0/24&lt;/entry&gt;</text:span></text:p>
              <text:p text:style-name="psCode"><text:span text:style-name="tsDiag">  &lt;entry&gt;203.0.113.5&lt;/entry&gt;</text:span></text:p>
              <text:p text:style-name="psCode"><text:span text:style-name="tsDiag">&lt;/ipset&gt;</text:span></text:p>
            </draw:text-box>
          </draw:frame>
        </presentation:notes>
      </draw:page>
      <draw:page draw:style-name="dpCode" draw:master-page-name="RHELDark">
        <draw:frame draw:style-name="gsFrame" svg:x="1cm" svg:y="0.4cm" svg:width="31.87cm" svg:height="2.6cm">
          <draw:text-box>
            <text:p text:style-name="psTitle"><text:span text:style-name="tsH1">8. Populating Sets from Files — BASH</text:span></text:p>
          </draw:text-box>
        </draw:frame>
        <draw:frame draw:style-name="gsCode" svg:x="1cm" svg:y="3.3cm" svg:width="31.87cm" svg:height="14.5cm">
          <draw:text-box>
            <text:p text:style-name="psCode"><text:span text:style-name="tsCodeDyn_11_A8FF60_DejaVuSansMono">#!/usr/bin/env bash</text:span><text:line-break/><text:span text:style-name="tsCodeDyn_11_A8FF60_DejaVuSansMono">NAME="$1"</text:span><text:line-break/><text:span text:style-name="tsCodeDyn_11_A8FF60_DejaVuSansMono">DESC="$2"</text:span><text:line-break/><text:span text:style-name="tsCodeDyn_11_A8FF60_DejaVuSansMono">IPFILE="$3"</text:span><text:line-break/><text:span text:style-name="tsCodeDyn_11_A8FF60_DejaVuSansMono"> </text:span><text:line-break/><text:span text:style-name="tsCodeDyn_11_A8FF60_DejaVuSansMono">cat &gt; "/etc/firewalld/ipsets/${NAME}.xml" &lt;&lt; XMLEOF</text:span><text:line-break/><text:span text:style-name="tsCodeDyn_11_A8FF60_DejaVuSansMono">&lt;?xml version="1.0" encoding="utf-8"?&gt;</text:span><text:line-break/><text:span text:style-name="tsCodeDyn_11_A8FF60_DejaVuSansMono">&lt;ipset type="hash:ip"&gt;</text:span><text:line-break/><text:span text:style-name="tsCodeDyn_11_A8FF60_DejaVuSansMono">  &lt;short&gt;${NAME}&lt;/short&gt;</text:span><text:line-break/><text:span text:style-name="tsCodeDyn_11_A8FF60_DejaVuSansMono">  &lt;description&gt;${DESC}&lt;/description&gt;</text:span><text:line-break/><text:span text:style-name="tsCodeDyn_11_A8FF60_DejaVuSansMono">  &lt;option name="family" value="inet"/&gt;</text:span><text:line-break/><text:span text:style-name="tsCodeDyn_11_A8FF60_DejaVuSansMono">XMLEOF</text:span><text:line-break/><text:span text:style-name="tsCodeDyn_11_A8FF60_DejaVuSansMono"> </text:span><text:line-break/><text:span text:style-name="tsCodeDyn_11_A8FF60_DejaVuSansMono">while IFS= read -r ip; do</text:span><text:line-break/><text:span text:style-name="tsCodeDyn_11_A8FF60_DejaVuSansMono">  # Skip comments and empty lines</text:span><text:line-break/><text:span text:style-name="tsCodeDyn_11_A8FF60_DejaVuSansMono">  [[ "$ip" =~ ^#|^$ ]] &amp;&amp; continue</text:span><text:line-break/><text:span text:style-name="tsCodeDyn_11_A8FF60_DejaVuSansMono">  echo "  &lt;entry&gt;${ip}&lt;/entry&gt;" &gt;&gt; "/etc/firewalld/ipsets/${NAME}.xml"</text:span><text:line-break/><text:span text:style-name="tsCodeDyn_11_A8FF60_DejaVuSansMono">done &lt; "$IPFILE"</text:span><text:line-break/><text:span text:style-name="tsCodeDyn_11_A8FF60_DejaVuSansMono"> </text:span><text:line-break/><text:span text:style-name="tsCodeDyn_11_A8FF60_DejaVuSansMono">echo "&lt;/ipset&gt;" &gt;&gt; "/etc/firewalld/ipsets/${NAME}.xml"</text:span><text:line-break/><text:span text:style-name="tsCodeDyn_11_A8FF60_DejaVuSansMono"> </text:span><text:line-break/><text:span text:style-name="tsCodeDyn_11_A8FF60_DejaVuSansMono">firewall-cmd --reload</text:span><text:line-break/><text:span text:style-name="tsCodeDyn_11_A8FF60_DejaVuSansMono">echo "Loaded $(wc -l &lt; "$IPFILE") entries into ${NAM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sr/bin/env bash</text:span></text:p>
              <text:p text:style-name="psCode"><text:span text:style-name="tsDiag">NAME="$1"</text:span></text:p>
              <text:p text:style-name="psCode"><text:span text:style-name="tsDiag">DESC="$2"</text:span></text:p>
              <text:p text:style-name="psCode"><text:span text:style-name="tsDiag">IPFILE="$3"</text:span></text:p>
              <text:p text:style-name="psCode"><text:span text:style-name="tsDiag"> </text:span></text:p>
              <text:p text:style-name="psCode"><text:span text:style-name="tsDiag">cat &gt; "/etc/firewalld/ipsets/${NAME}.xml" &lt;&lt; XMLEOF</text:span></text:p>
              <text:p text:style-name="psCode"><text:span text:style-name="tsDiag">&lt;?xml version="1.0" encoding="utf-8"?&gt;</text:span></text:p>
              <text:p text:style-name="psCode"><text:span text:style-name="tsDiag">&lt;ipset type="hash:ip"&gt;</text:span></text:p>
              <text:p text:style-name="psCode"><text:span text:style-name="tsDiag">  &lt;short&gt;${NAME}&lt;/short&gt;</text:span></text:p>
              <text:p text:style-name="psCode"><text:span text:style-name="tsDiag">  &lt;description&gt;${DESC}&lt;/description&gt;</text:span></text:p>
              <text:p text:style-name="psCode"><text:span text:style-name="tsDiag">  &lt;option name="family" value="inet"/&gt;</text:span></text:p>
              <text:p text:style-name="psCode"><text:span text:style-name="tsDiag">XMLEOF</text:span></text:p>
              <text:p text:style-name="psCode"><text:span text:style-name="tsDiag"> </text:span></text:p>
              <text:p text:style-name="psCode"><text:span text:style-name="tsDiag">while IFS= read -r ip; do</text:span></text:p>
              <text:p text:style-name="psCode"><text:span text:style-name="tsDiag">  # Skip comments and empty lines</text:span></text:p>
              <text:p text:style-name="psCode"><text:span text:style-name="tsDiag">  [[ "$ip" =~ ^#|^$ ]] &amp;&amp; continue</text:span></text:p>
              <text:p text:style-name="psCode"><text:span text:style-name="tsDiag">  echo "  &lt;entry&gt;${ip}&lt;/entry&gt;" &gt;&gt; "/etc/firewalld/ipsets/${NAME}.xml"</text:span></text:p>
              <text:p text:style-name="psCode"><text:span text:style-name="tsDiag">done &lt; "$IPFILE"</text:span></text:p>
              <text:p text:style-name="psCode"><text:span text:style-name="tsDiag"> </text:span></text:p>
              <text:p text:style-name="psCode"><text:span text:style-name="tsDiag">echo "&lt;/ipset&gt;" &gt;&gt; "/etc/firewalld/ipsets/${NAME}.xml"</text:span></text:p>
              <text:p text:style-name="psCode"><text:span text:style-name="tsDiag"> </text:span></text:p>
              <text:p text:style-name="psCode"><text:span text:style-name="tsDiag">firewall-cmd --reload</text:span></text:p>
              <text:p text:style-name="psCode"><text:span text:style-name="tsDiag">echo "Loaded $(wc -l &lt; "$IPFILE") entries into ${NAME}"</text:span></text:p>
            </draw:text-box>
          </draw:frame>
        </presentation:notes>
      </draw:page>
      <draw:page draw:style-name="dpNormal" draw:master-page-name="RHELDark">
        <draw:frame draw:style-name="gsFrame" svg:x="1cm" svg:y="0.4cm" svg:width="31.87cm" svg:height="2.2cm">
          <draw:text-box>
            <text:p text:style-name="psTitle"><text:span text:style-name="tsH1">9. Geo-blocking with IP Sets</text:span></text:p>
          </draw:text-box>
        </draw:frame>
        <draw:frame draw:style-name="gsFrame" svg:x="1cm" svg:y="2.9cm" svg:width="31.87cm" svg:height="15.5cm">
          <draw:text-box>
            <text:p text:style-name="psBullet"><text:span text:style-name="tsBullet">Geo-blocking restricts traffic based on country/region of origin. It requires an IP-to-country database.</text:span></text:p>
            <text:p text:style-name="psBullet"><text:span text:style-name="tsBullet">◆ Using ipdeny.com CIDR lists (ipdeny approach)</text:span></text:p>
            <text:p text:style-name="psBullet"><text:span text:style-name="tsBullet">◆ Allowing only a specific country</text:span></text:p>
            <text:p text:style-name="psBullet"><text:span text:style-name="tsBullet">The mirror image of geo-blocking: instead of dropping traffic from a country, you accept traffic from one country and drop everything else. This is useful for services that have a strictly regional user base (e.g. an internal portal that should only be reachable from within Japan).</text:span></text:p>
            <text:p text:style-name="psBullet"><text:span text:style-name="tsBullet">▸ Combined pattern: allow one country, drop everything else</text:span></text:p>
            <text:p text:style-name="psBullet"><text:span text:style-name="tsBullet">Use rich rule priorities to ensure the accept fires before a blanket drop. Lower priority numbers are evaluated first.</text:span></text:p>
            <text:p text:style-name="psBullet"><text:span text:style-name="tsBullet">Packet evaluation order:</text:span></text:p>
            <text:p text:style-name="psBullet"><text:span text:style-name="tsBullet">→ Packet arrives → priority -100 rule checked fir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ource IP is in geo-allow-jp → accepted, evaluation stops</text:span></text:p>
              <text:p text:style-name="psCode"><text:span text:style-name="tsDiag">→ Source IP is NOT in geo-allow-jp → falls through to priority 0 → dropped</text:span></text:p>
              <text:p text:style-name="psCode"><text:span text:style-name="tsDiag">💡 ⚠️ WARNING — Drop-all locks you out too The priority 0 drop rule catches all IPv4 traffic not already accepted, including your own management connection. Always add an explicit accept for your own IP or subnet before adding the drop-all rule: ```bash # Accept your management IP first (priority -200 — runs before everything) firewall-cmd --permanent --zone=public --add-rich-rule=' rule priority="-200" family="ipv4" source address="YOURMGMTIP/32" accept ' firewall-cmd --reload # Then add the geo-allow + drop-all rules above ```</text:span></text:p>
              <text:p text:style-name="psCode"><text:span text:style-name="tsDiag">  ▸ Removing geo-allow rules and sets</text:span></text:p>
              <text:p text:style-name="psCode"><text:span text:style-name="tsDiag">💡 📝 NOTE — Geo-blocking limitations Geo-blocking is a coarse measure. Determined actors use VPNs, proxies, and cloud provider IPs from other regions. It's effective for blocking opportunistic attacks from specific regions but not for determined adversaries. Use it as one layer in a defence-in-depth strategy.</text:span></text:p>
              <text:p text:style-name="psCode"><text:span text:style-name="tsDiag">💡 Geo-allowlisting carries its own risk: any legitimate user outside the permitted country is silently blocked, including remote workers, travellers, and third-party integrations. Only use geo-allowlisting for services whose entire user base is known to be geographically constrained, and ensure you have an out-of-band management path that bypasses the restriction.</text:span></text:p>
              <text:p text:style-name="psCode"><text:span text:style-name="tsDiag">↑ Back to TOC</text:span></text:p>
              <text:p text:style-name="psCode"><text:span text:style-name="tsDiag"> </text:span></text:p>
              <text:p text:style-name="psCode"><text:span text:style-name="tsDiag">Geo-blocking restricts traffic based on country/region of origin. It requires</text:span></text:p>
              <text:p text:style-name="psCode"><text:span text:style-name="tsDiag">an IP-to-country database.</text:span></text:p>
              <text:p text:style-name="psCode"><text:span text:style-name="tsDiag"> </text:span></text:p>
              <text:p text:style-name="psCode"><text:span text:style-name="tsDiag">### Using ipdeny.com CIDR lists (ipdeny approach)</text:span></text:p>
              <text:p text:style-name="psCode"><text:span text:style-name="tsDiag"> </text:span></text:p>
              <text:p text:style-name="psCode"><text:span text:style-name="tsDiag">```bash</text:span></text:p>
              <text:p text:style-name="psCode"><text:span text:style-name="tsDiag">dnf install -y curl</text:span></text:p>
              <text:p text:style-name="psCode"><text:span text:style-name="tsDiag"> </text:span></text:p>
              <text:p text:style-name="psCode"><text:span text:style-name="tsDiag">cat &gt; /usr/local/bin/build-geo-block.sh &lt;&lt; 'SCRIPT'</text:span></text:p>
              <text:p text:style-name="psCode"><text:span text:style-name="tsDiag">#!/usr/bin/env bash</text:span></text:p>
              <text:p text:style-name="psCode"><text:span text:style-name="tsDiag">COUNTRY="$1"</text:span></text:p>
              <text:p text:style-name="psCode"><text:span text:style-name="tsDiag">SETNAME="geo-block-${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block: ${COUNTRY}&lt;/short&gt;</text:span></text:p>
              <text:p text:style-name="psCode"><text:span text:style-name="tsDiag">  &lt;description&gt;All IP ranges allocated to ${COUNTRY}.&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block set '${SETNAME}' created with ${ENTRY_COUNT} networks."</text:span></text:p>
              <text:p text:style-name="psCode"><text:span text:style-name="tsDiag">SCRIPT</text:span></text:p>
              <text:p text:style-name="psCode"><text:span text:style-name="tsDiag">chmod +x /usr/local/bin/build-geo-block.sh</text:span></text:p>
              <text:p text:style-name="psCode"><text:span text:style-name="tsDiag"> </text:span></text:p>
              <text:p text:style-name="psCode"><text:span text:style-name="tsDiag">/usr/local/bin/build-geo-block.sh CN</text:span></text:p>
              <text:p text:style-name="psCode"><text:span text:style-name="tsDiag"> </text:span></text:p>
              <text:p text:style-name="psCode"><text:span text:style-name="tsDiag">firewall-cmd --permanent --zone=public --add-rich-rule='</text:span></text:p>
              <text:p text:style-name="psCode"><text:span text:style-name="tsDiag">  rule family="ipv4" source ipset="geo-block-cn" drop</text:span></text:p>
              <text:p text:style-name="psCode"><text:span text:style-name="tsDiag">'</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Allowing only a specific country</text:span></text:p>
              <text:p text:style-name="psCode"><text:span text:style-name="tsDiag"> </text:span></text:p>
              <text:p text:style-name="psCode"><text:span text:style-name="tsDiag">The mirror image of geo-blocking: instead of dropping traffic *from* a country,</text:span></text:p>
              <text:p text:style-name="psCode"><text:span text:style-name="tsDiag">you **accept** traffic *from* one country and drop everything else. This is</text:span></text:p>
              <text:p text:style-name="psCode"><text:span text:style-name="tsDiag">useful for services that have a strictly regional user base (e.g. an internal</text:span></text:p>
              <text:p text:style-name="psCode"><text:span text:style-name="tsDiag">portal that should only be reachable from within Japan).</text:span></text:p>
              <text:p text:style-name="psCode"><text:span text:style-name="tsDiag"> </text:span></text:p>
              <text:p text:style-name="psCode"><text:span text:style-name="tsDiag">```bash</text:span></text:p>
              <text:p text:style-name="psCode"><text:span text:style-name="tsDiag">cat &gt; /usr/local/bin/build-geo-allow.sh &lt;&lt; 'SCRIPT'</text:span></text:p>
              <text:p text:style-name="psCode"><text:span text:style-name="tsDiag">#!/usr/bin/env bash</text:span></text:p>
              <text:p text:style-name="psCode"><text:span text:style-name="tsDiag">COUNTRY="$1"</text:span></text:p>
              <text:p text:style-name="psCode"><text:span text:style-name="tsDiag">SETNAME="geo-allow-${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allow: ${COUNTRY}&lt;/short&gt;</text:span></text:p>
              <text:p text:style-name="psCode"><text:span text:style-name="tsDiag">  &lt;description&gt;All IP ranges allocated to ${COUNTRY} (allowlist).&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allow set '${SETNAME}' created with ${ENTRY_COUNT} networks."</text:span></text:p>
              <text:p text:style-name="psCode"><text:span text:style-name="tsDiag">SCRIPT</text:span></text:p>
              <text:p text:style-name="psCode"><text:span text:style-name="tsDiag">chmod +x /usr/local/bin/build-geo-allow.sh</text:span></text:p>
              <text:p text:style-name="psCode"><text:span text:style-name="tsDiag"> </text:span></text:p>
              <text:p text:style-name="psCode"><text:span text:style-name="tsDiag">/usr/local/bin/build-geo-allow.sh JP</text:span></text:p>
              <text:p text:style-name="psCode"><text:span text:style-name="tsDiag"> </text:span></text:p>
              <text:p text:style-name="psCode"><text:span text:style-name="tsDiag">firewall-cmd --permanent --zone=public --add-rich-rule='</text:span></text:p>
              <text:p text:style-name="psCode"><text:span text:style-name="tsDiag">  rule family="ipv4" source ipset="geo-allow-jp" accept</text:span></text:p>
              <text:p text:style-name="psCode"><text:span text:style-name="tsDiag">'</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Combined pattern: allow one country, drop everything else</text:span></text:p>
              <text:p text:style-name="psCode"><text:span text:style-name="tsDiag"> </text:span></text:p>
              <text:p text:style-name="psCode"><text:span text:style-name="tsDiag">Use rich rule **priorities** to ensure the accept fires before a blanket drop.</text:span></text:p>
              <text:p text:style-name="psCode"><text:span text:style-name="tsDiag">Lower priority numbers are evaluated first.</text:span></text:p>
              <text:p text:style-name="psCode"><text:span text:style-name="tsDiag"> </text:span></text:p>
              <text:p text:style-name="psCode"><text:span text:style-name="tsDiag">```bash</text:span></text:p>
              <text:p text:style-name="psCode"><text:span text:style-name="tsDiag">firewall-cmd --permanent --zone=public --add-rich-rule='</text:span></text:p>
              <text:p text:style-name="psCode"><text:span text:style-name="tsDiag">  rule priority="-100" family="ipv4" source ipset="geo-allow-jp"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0" family="ipv4"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Packet evaluation order:</text:span></text:p>
              <text:p text:style-name="psCode"><text:span text:style-name="tsDiag">1. Packet arrives → priority `-100` rule checked first</text:span></text:p>
              <text:p text:style-name="psCode"><text:span text:style-name="tsDiag">2. Source IP is in `geo-allow-jp` → **accepted**, evaluation stops</text:span></text:p>
              <text:p text:style-name="psCode"><text:span text:style-name="tsDiag">3. Source IP is NOT in `geo-allow-jp` → falls through to priority `0` → **dropped**</text:span></text:p>
              <text:p text:style-name="psCode"><text:span text:style-name="tsDiag"> </text:span></text:p>
              <text:p text:style-name="psCode"><text:span text:style-name="tsDiag">&gt; **⚠️ WARNING — Drop-all locks you out too**</text:span></text:p>
              <text:p text:style-name="psCode"><text:span text:style-name="tsDiag">&gt; The priority `0` drop rule catches *all* IPv4 traffic not already accepted,</text:span></text:p>
              <text:p text:style-name="psCode"><text:span text:style-name="tsDiag">&gt; including your own management connection. Always add an explicit accept for</text:span></text:p>
              <text:p text:style-name="psCode"><text:span text:style-name="tsDiag">&gt; your own IP or subnet *before* adding the drop-all rule:</text:span></text:p>
              <text:p text:style-name="psCode"><text:span text:style-name="tsDiag">&gt; ```bash</text:span></text:p>
              <text:p text:style-name="psCode"><text:span text:style-name="tsDiag">&gt; # Accept your management IP first (priority -200 — runs before everything)</text:span></text:p>
              <text:p text:style-name="psCode"><text:span text:style-name="tsDiag">&gt; firewall-cmd --permanent --zone=public --add-rich-rule='</text:span></text:p>
              <text:p text:style-name="psCode"><text:span text:style-name="tsDiag">&gt;   rule priority="-200" family="ipv4" source address="YOUR_MGMT_IP/32" accept</text:span></text:p>
              <text:p text:style-name="psCode"><text:span text:style-name="tsDiag">&gt; '</text:span></text:p>
              <text:p text:style-name="psCode"><text:span text:style-name="tsDiag">&gt; firewall-cmd --reload</text:span></text:p>
              <text:p text:style-name="psCode"><text:span text:style-name="tsDiag">&gt; # Then add the geo-allow + drop-all rules above</text:span></text:p>
              <text:p text:style-name="psCode"><text:span text:style-name="tsDiag">&gt; ```</text:span></text:p>
              <text:p text:style-name="psCode"><text:span text:style-name="tsDiag"> </text:span></text:p>
              <text:p text:style-name="psCode"><text:span text:style-name="tsDiag">#### Removing geo-allow rules and sets</text:span></text:p>
              <text:p text:style-name="psCode"><text:span text:style-name="tsDiag"> </text:span></text:p>
              <text:p text:style-name="psCode"><text:span text:style-name="tsDiag">```bash</text:span></text:p>
              <text:p text:style-name="psCode"><text:span text:style-name="tsDiag">firewall-cmd --permanent --zone=public --remove-rich-rule='</text:span></text:p>
              <text:p text:style-name="psCode"><text:span text:style-name="tsDiag">  rule priority="0" family="ipv4" drop</text:span></text:p>
              <text:p text:style-name="psCode"><text:span text:style-name="tsDiag">'</text:span></text:p>
              <text:p text:style-name="psCode"><text:span text:style-name="tsDiag"> </text:span></text:p>
              <text:p text:style-name="psCode"><text:span text:style-name="tsDiag">firewall-cmd --permanent --zone=public --remove-rich-rule='</text:span></text:p>
              <text:p text:style-name="psCode"><text:span text:style-name="tsDiag">  rule priority="-100" family="ipv4" source ipset="geo-allow-jp" accept</text:span></text:p>
              <text:p text:style-name="psCode"><text:span text:style-name="tsDiag">'</text:span></text:p>
              <text:p text:style-name="psCode"><text:span text:style-name="tsDiag"> </text:span></text:p>
              <text:p text:style-name="psCode"><text:span text:style-name="tsDiag">rm /etc/firewalld/ipsets/geo-allow-jp.xml</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gt; **📝 NOTE — Geo-blocking limitations**</text:span></text:p>
              <text:p text:style-name="psCode"><text:span text:style-name="tsDiag">&gt; Geo-blocking is a coarse measure. Determined actors use VPNs, proxies, and</text:span></text:p>
              <text:p text:style-name="psCode"><text:span text:style-name="tsDiag">&gt; cloud provider IPs from other regions. It's effective for blocking opportunistic</text:span></text:p>
              <text:p text:style-name="psCode"><text:span text:style-name="tsDiag">&gt; attacks from specific regions but not for determined adversaries. Use it as</text:span></text:p>
              <text:p text:style-name="psCode"><text:span text:style-name="tsDiag">&gt; one layer in a defence-in-depth strategy.</text:span></text:p>
              <text:p text:style-name="psCode"><text:span text:style-name="tsDiag">&gt;</text:span></text:p>
              <text:p text:style-name="psCode"><text:span text:style-name="tsDiag">&gt; **Geo-allowlisting carries its own risk**: any legitimate user outside the</text:span></text:p>
              <text:p text:style-name="psCode"><text:span text:style-name="tsDiag">&gt; permitted country is silently blocked, including remote workers, travellers,</text:span></text:p>
              <text:p text:style-name="psCode"><text:span text:style-name="tsDiag">&gt; and third-party integrations. Only use geo-allowlisting for services whose</text:span></text:p>
              <text:p text:style-name="psCode"><text:span text:style-name="tsDiag">&gt; entire user base is known to be geographically constrained, and ensure you</text:span></text:p>
              <text:p text:style-name="psCode"><text:span text:style-name="tsDiag">&gt; have an out-of-band management path that bypasses the restriction.</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text:span></text:p>
          </draw:text-box>
        </draw:frame>
        <draw:frame draw:style-name="gsCode" svg:x="1cm" svg:y="3.3cm" svg:width="31.87cm" svg:height="14.5cm">
          <draw:text-box>
            <text:p text:style-name="psCode"><text:span text:style-name="tsCodeDyn_11_A8FF60_DejaVuSansMono">dnf install -y curl</text:span><text:line-break/><text:span text:style-name="tsCodeDyn_11_A8FF60_DejaVuSansMono"> </text:span><text:line-break/><text:span text:style-name="tsCodeDyn_11_A8FF60_DejaVuSansMono">cat &gt; /usr/local/bin/build-geo-block.sh &lt;&lt; 'SCRIPT'</text:span><text:line-break/><text:span text:style-name="tsCodeDyn_11_A8FF60_DejaVuSansMono">#!/usr/bin/env bash</text:span><text:line-break/><text:span text:style-name="tsCodeDyn_11_A8FF60_DejaVuSansMono">COUNTRY="$1"</text:span><text:line-break/><text:span text:style-name="tsCodeDyn_11_A8FF60_DejaVuSansMono">SETNAME="geo-block-${COUNTRY,,}"</text:span><text:line-break/><text:span text:style-name="tsCodeDyn_11_A8FF60_DejaVuSansMono">TMPFILE=$(mktemp)</text:span><text:line-break/><text:span text:style-name="tsCodeDyn_11_A8FF60_DejaVuSansMono"> </text:span><text:line-break/><text:span text:style-name="tsCodeDyn_11_A8FF60_DejaVuSansMono">curl -s "https://www.ipdeny.com/ipblocks/data/aggregated/${COUNTRY,,}-aggregated.zone" \</text:span><text:line-break/><text:span text:style-name="tsCodeDyn_11_A8FF60_DejaVuSansMono">  &gt; "$TMPFILE"</text:span><text:line-break/><text:span text:style-name="tsCodeDyn_11_A8FF60_DejaVuSansMono"> </text:span><text:line-break/><text:span text:style-name="tsCodeDyn_11_A8FF60_DejaVuSansMono">ENTRY_COUNT=$(wc -l &lt; "$TMPFILE")</text:span><text:line-break/><text:span text:style-name="tsCodeDyn_11_A8FF60_DejaVuSansMono"> </text:span><text:line-break/><text:span text:style-name="tsCodeDyn_11_A8FF60_DejaVuSansMono">cat &gt; "/etc/firewalld/ipsets/${SETNAME}.xml" &lt;&lt; EOF</text:span><text:line-break/><text:span text:style-name="tsCodeDyn_11_A8FF60_DejaVuSansMono">&lt;?xml version="1.0" encoding="utf-8"?&gt;</text:span><text:line-break/><text:span text:style-name="tsCodeDyn_11_A8FF60_DejaVuSansMono">&lt;ipset type="hash:net"&gt;</text:span><text:line-break/><text:span text:style-name="tsCodeDyn_11_A8FF60_DejaVuSansMono">  &lt;short&gt;Geo-block: ${COUNTRY}&lt;/short&gt;</text:span><text:line-break/><text:span text:style-name="tsCodeDyn_11_A8FF60_DejaVuSansMono">  &lt;description&gt;All IP ranges allocated to ${COUNTRY}.&lt;/description&gt;</text:span><text:line-break/><text:span text:style-name="tsCodeDyn_11_A8FF60_DejaVuSansMono">  &lt;option name="family" value="inet"/&gt;</text:span><text:line-break/><text:span text:style-name="tsCodeDyn_11_A8FF60_DejaVuSansMono">EOF</text:span><text:line-break/><text:span text:style-name="tsCodeDyn_11_A8FF60_DejaVuSansMono"> </text:span><text:line-break/><text:span text:style-name="tsCodeDyn_11_A8FF60_DejaVuSansMono">while IFS= read -r cidr; do</text:span><text:line-break/><text:span text:style-name="tsCodeDyn_11_A8FF60_DejaVuSansMono">  [[ -z "$cidr" ]] &amp;&amp; continue</text:span><text:line-break/><text:span text:style-name="tsCodeDyn_11_A8FF60_DejaVuSansMono">  echo "  &lt;entry&gt;${cidr}&lt;/entry&gt;" &gt;&gt; "/etc/firewalld/ipsets/${SETNAME}.xml"</text:span><text:line-break/><text:span text:style-name="tsCodeDyn_11_A8FF60_DejaVuSansMono">done &lt; "$TMPFILE"</text:span><text:line-break/><text:span text:style-name="tsCodeDyn_11_A8FF60_DejaVuSansMono"> </text:span><text:line-break/><text:span text:style-name="tsCodeDyn_11_A8FF60_DejaVuSansMono">echo "&lt;/ipset&gt;" &gt;&gt; "/etc/firewalld/ipsets/${SETNAME}.xml"</text:span><text:line-break/><text:span text:style-name="tsCodeDyn_11_A8FF60_DejaVuSansMono">rm "$TMPFIL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dnf install -y curl</text:span></text:p>
              <text:p text:style-name="psCode"><text:span text:style-name="tsDiag"> </text:span></text:p>
              <text:p text:style-name="psCode"><text:span text:style-name="tsDiag">cat &gt; /usr/local/bin/build-geo-block.sh &lt;&lt; 'SCRIPT'</text:span></text:p>
              <text:p text:style-name="psCode"><text:span text:style-name="tsDiag">#!/usr/bin/env bash</text:span></text:p>
              <text:p text:style-name="psCode"><text:span text:style-name="tsDiag">COUNTRY="$1"</text:span></text:p>
              <text:p text:style-name="psCode"><text:span text:style-name="tsDiag">SETNAME="geo-block-${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block: ${COUNTRY}&lt;/short&gt;</text:span></text:p>
              <text:p text:style-name="psCode"><text:span text:style-name="tsDiag">  &lt;description&gt;All IP ranges allocated to ${COUNTRY}.&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block set '${SETNAME}' created with ${ENTRY_COUNT} networks."</text:span></text:p>
              <text:p text:style-name="psCode"><text:span text:style-name="tsDiag">SCRIPT</text:span></text:p>
              <text:p text:style-name="psCode"><text:span text:style-name="tsDiag">chmod +x /usr/local/bin/build-geo-block.sh</text:span></text:p>
              <text:p text:style-name="psCode"><text:span text:style-name="tsDiag"> </text:span></text:p>
              <text:p text:style-name="psCode"><text:span text:style-name="tsDiag">/usr/local/bin/build-geo-block.sh CN</text:span></text:p>
              <text:p text:style-name="psCode"><text:span text:style-name="tsDiag"> </text:span></text:p>
              <text:p text:style-name="psCode"><text:span text:style-name="tsDiag">firewall-cmd --permanent --zone=public --add-rich-rule='</text:span></text:p>
              <text:p text:style-name="psCode"><text:span text:style-name="tsDiag">  rule family="ipv4" source ipset="geo-block-cn" drop</text:span></text:p>
              <text:p text:style-name="psCode"><text:span text:style-name="tsDiag">'</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 (cont. 2)</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reload</text:span><text:line-break/><text:span text:style-name="tsCodeDyn_11_A8FF60_DejaVuSansMono">echo "Geo-block set '${SETNAME}' created with ${ENTRY_COUNT} networks."</text:span><text:line-break/><text:span text:style-name="tsCodeDyn_11_A8FF60_DejaVuSansMono">SCRIPT</text:span><text:line-break/><text:span text:style-name="tsCodeDyn_11_A8FF60_DejaVuSansMono">chmod +x /usr/local/bin/build-geo-block.sh</text:span><text:line-break/><text:span text:style-name="tsCodeDyn_11_A8FF60_DejaVuSansMono"> </text:span><text:line-break/><text:span text:style-name="tsCodeDyn_11_A8FF60_DejaVuSansMono">/usr/local/bin/build-geo-block.sh CN</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family="ipv4" source ipset="geo-block-cn" drop</text:span><text:line-break/><text:span text:style-name="tsCodeDyn_11_A8FF60_DejaVuSansMono">'</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dnf install -y curl</text:span></text:p>
              <text:p text:style-name="psCode"><text:span text:style-name="tsDiag"> </text:span></text:p>
              <text:p text:style-name="psCode"><text:span text:style-name="tsDiag">cat &gt; /usr/local/bin/build-geo-block.sh &lt;&lt; 'SCRIPT'</text:span></text:p>
              <text:p text:style-name="psCode"><text:span text:style-name="tsDiag">#!/usr/bin/env bash</text:span></text:p>
              <text:p text:style-name="psCode"><text:span text:style-name="tsDiag">COUNTRY="$1"</text:span></text:p>
              <text:p text:style-name="psCode"><text:span text:style-name="tsDiag">SETNAME="geo-block-${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block: ${COUNTRY}&lt;/short&gt;</text:span></text:p>
              <text:p text:style-name="psCode"><text:span text:style-name="tsDiag">  &lt;description&gt;All IP ranges allocated to ${COUNTRY}.&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block set '${SETNAME}' created with ${ENTRY_COUNT} networks."</text:span></text:p>
              <text:p text:style-name="psCode"><text:span text:style-name="tsDiag">SCRIPT</text:span></text:p>
              <text:p text:style-name="psCode"><text:span text:style-name="tsDiag">chmod +x /usr/local/bin/build-geo-block.sh</text:span></text:p>
              <text:p text:style-name="psCode"><text:span text:style-name="tsDiag"> </text:span></text:p>
              <text:p text:style-name="psCode"><text:span text:style-name="tsDiag">/usr/local/bin/build-geo-block.sh CN</text:span></text:p>
              <text:p text:style-name="psCode"><text:span text:style-name="tsDiag"> </text:span></text:p>
              <text:p text:style-name="psCode"><text:span text:style-name="tsDiag">firewall-cmd --permanent --zone=public --add-rich-rule='</text:span></text:p>
              <text:p text:style-name="psCode"><text:span text:style-name="tsDiag">  rule family="ipv4" source ipset="geo-block-cn" drop</text:span></text:p>
              <text:p text:style-name="psCode"><text:span text:style-name="tsDiag">'</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text:span></text:p>
          </draw:text-box>
        </draw:frame>
        <draw:frame draw:style-name="gsCode" svg:x="1cm" svg:y="3.3cm" svg:width="31.87cm" svg:height="14.5cm">
          <draw:text-box>
            <text:p text:style-name="psCode"><text:span text:style-name="tsCodeDyn_11_A8FF60_DejaVuSansMono">cat &gt; /usr/local/bin/build-geo-allow.sh &lt;&lt; 'SCRIPT'</text:span><text:line-break/><text:span text:style-name="tsCodeDyn_11_A8FF60_DejaVuSansMono">#!/usr/bin/env bash</text:span><text:line-break/><text:span text:style-name="tsCodeDyn_11_A8FF60_DejaVuSansMono">COUNTRY="$1"</text:span><text:line-break/><text:span text:style-name="tsCodeDyn_11_A8FF60_DejaVuSansMono">SETNAME="geo-allow-${COUNTRY,,}"</text:span><text:line-break/><text:span text:style-name="tsCodeDyn_11_A8FF60_DejaVuSansMono">TMPFILE=$(mktemp)</text:span><text:line-break/><text:span text:style-name="tsCodeDyn_11_A8FF60_DejaVuSansMono"> </text:span><text:line-break/><text:span text:style-name="tsCodeDyn_11_A8FF60_DejaVuSansMono">curl -s "https://www.ipdeny.com/ipblocks/data/aggregated/${COUNTRY,,}-aggregated.zone" \</text:span><text:line-break/><text:span text:style-name="tsCodeDyn_11_A8FF60_DejaVuSansMono">  &gt; "$TMPFILE"</text:span><text:line-break/><text:span text:style-name="tsCodeDyn_11_A8FF60_DejaVuSansMono"> </text:span><text:line-break/><text:span text:style-name="tsCodeDyn_11_A8FF60_DejaVuSansMono">ENTRY_COUNT=$(wc -l &lt; "$TMPFILE")</text:span><text:line-break/><text:span text:style-name="tsCodeDyn_11_A8FF60_DejaVuSansMono"> </text:span><text:line-break/><text:span text:style-name="tsCodeDyn_11_A8FF60_DejaVuSansMono">cat &gt; "/etc/firewalld/ipsets/${SETNAME}.xml" &lt;&lt; EOF</text:span><text:line-break/><text:span text:style-name="tsCodeDyn_11_A8FF60_DejaVuSansMono">&lt;?xml version="1.0" encoding="utf-8"?&gt;</text:span><text:line-break/><text:span text:style-name="tsCodeDyn_11_A8FF60_DejaVuSansMono">&lt;ipset type="hash:net"&gt;</text:span><text:line-break/><text:span text:style-name="tsCodeDyn_11_A8FF60_DejaVuSansMono">  &lt;short&gt;Geo-allow: ${COUNTRY}&lt;/short&gt;</text:span><text:line-break/><text:span text:style-name="tsCodeDyn_11_A8FF60_DejaVuSansMono">  &lt;description&gt;All IP ranges allocated to ${COUNTRY} (allowlist).&lt;/description&gt;</text:span><text:line-break/><text:span text:style-name="tsCodeDyn_11_A8FF60_DejaVuSansMono">  &lt;option name="family" value="inet"/&gt;</text:span><text:line-break/><text:span text:style-name="tsCodeDyn_11_A8FF60_DejaVuSansMono">EOF</text:span><text:line-break/><text:span text:style-name="tsCodeDyn_11_A8FF60_DejaVuSansMono"> </text:span><text:line-break/><text:span text:style-name="tsCodeDyn_11_A8FF60_DejaVuSansMono">while IFS= read -r cidr; do</text:span><text:line-break/><text:span text:style-name="tsCodeDyn_11_A8FF60_DejaVuSansMono">  [[ -z "$cidr" ]] &amp;&amp; continue</text:span><text:line-break/><text:span text:style-name="tsCodeDyn_11_A8FF60_DejaVuSansMono">  echo "  &lt;entry&gt;${cidr}&lt;/entry&gt;" &gt;&gt; "/etc/firewalld/ipsets/${SETNAME}.xml"</text:span><text:line-break/><text:span text:style-name="tsCodeDyn_11_A8FF60_DejaVuSansMono">done &lt; "$TMPFILE"</text:span><text:line-break/><text:span text:style-name="tsCodeDyn_11_A8FF60_DejaVuSansMono"> </text:span><text:line-break/><text:span text:style-name="tsCodeDyn_11_A8FF60_DejaVuSansMono">echo "&lt;/ipset&gt;" &gt;&gt; "/etc/firewalld/ipsets/${SETNAME}.xml"</text:span><text:line-break/><text:span text:style-name="tsCodeDyn_11_A8FF60_DejaVuSansMono">rm "$TMPFILE"</text:span><text:line-break/><text:span text:style-name="tsCodeDyn_11_A8FF60_DejaVuSansMono"> </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 /usr/local/bin/build-geo-allow.sh &lt;&lt; 'SCRIPT'</text:span></text:p>
              <text:p text:style-name="psCode"><text:span text:style-name="tsDiag">#!/usr/bin/env bash</text:span></text:p>
              <text:p text:style-name="psCode"><text:span text:style-name="tsDiag">COUNTRY="$1"</text:span></text:p>
              <text:p text:style-name="psCode"><text:span text:style-name="tsDiag">SETNAME="geo-allow-${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allow: ${COUNTRY}&lt;/short&gt;</text:span></text:p>
              <text:p text:style-name="psCode"><text:span text:style-name="tsDiag">  &lt;description&gt;All IP ranges allocated to ${COUNTRY} (allowlist).&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allow set '${SETNAME}' created with ${ENTRY_COUNT} networks."</text:span></text:p>
              <text:p text:style-name="psCode"><text:span text:style-name="tsDiag">SCRIPT</text:span></text:p>
              <text:p text:style-name="psCode"><text:span text:style-name="tsDiag">chmod +x /usr/local/bin/build-geo-allow.sh</text:span></text:p>
              <text:p text:style-name="psCode"><text:span text:style-name="tsDiag"> </text:span></text:p>
              <text:p text:style-name="psCode"><text:span text:style-name="tsDiag">/usr/local/bin/build-geo-allow.sh JP</text:span></text:p>
              <text:p text:style-name="psCode"><text:span text:style-name="tsDiag"> </text:span></text:p>
              <text:p text:style-name="psCode"><text:span text:style-name="tsDiag">firewall-cmd --permanent --zone=public --add-rich-rule='</text:span></text:p>
              <text:p text:style-name="psCode"><text:span text:style-name="tsDiag">  rule family="ipv4" source ipset="geo-allow-jp" accept</text:span></text:p>
              <text:p text:style-name="psCode"><text:span text:style-name="tsDiag">'</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 (cont. 2)</text:span></text:p>
          </draw:text-box>
        </draw:frame>
        <draw:frame draw:style-name="gsCode" svg:x="1cm" svg:y="3.3cm" svg:width="31.87cm" svg:height="14.5cm">
          <draw:text-box>
            <text:p text:style-name="psCode"><text:span text:style-name="tsCodeDyn_11_A8FF60_DejaVuSansMono">echo "Geo-allow set '${SETNAME}' created with ${ENTRY_COUNT} networks."</text:span><text:line-break/><text:span text:style-name="tsCodeDyn_11_A8FF60_DejaVuSansMono">SCRIPT</text:span><text:line-break/><text:span text:style-name="tsCodeDyn_11_A8FF60_DejaVuSansMono">chmod +x /usr/local/bin/build-geo-allow.sh</text:span><text:line-break/><text:span text:style-name="tsCodeDyn_11_A8FF60_DejaVuSansMono"> </text:span><text:line-break/><text:span text:style-name="tsCodeDyn_11_A8FF60_DejaVuSansMono">/usr/local/bin/build-geo-allow.sh JP</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family="ipv4" source ipset="geo-allow-jp" accept</text:span><text:line-break/><text:span text:style-name="tsCodeDyn_11_A8FF60_DejaVuSansMono">'</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 /usr/local/bin/build-geo-allow.sh &lt;&lt; 'SCRIPT'</text:span></text:p>
              <text:p text:style-name="psCode"><text:span text:style-name="tsDiag">#!/usr/bin/env bash</text:span></text:p>
              <text:p text:style-name="psCode"><text:span text:style-name="tsDiag">COUNTRY="$1"</text:span></text:p>
              <text:p text:style-name="psCode"><text:span text:style-name="tsDiag">SETNAME="geo-allow-${COUNTRY,,}"</text:span></text:p>
              <text:p text:style-name="psCode"><text:span text:style-name="tsDiag">TMPFILE=$(mktemp)</text:span></text:p>
              <text:p text:style-name="psCode"><text:span text:style-name="tsDiag"> </text:span></text:p>
              <text:p text:style-name="psCode"><text:span text:style-name="tsDiag">curl -s "https://www.ipdeny.com/ipblocks/data/aggregated/${COUNTRY,,}-aggregated.zone" \</text:span></text:p>
              <text:p text:style-name="psCode"><text:span text:style-name="tsDiag">  &gt; "$TMPFILE"</text:span></text:p>
              <text:p text:style-name="psCode"><text:span text:style-name="tsDiag"> </text:span></text:p>
              <text:p text:style-name="psCode"><text:span text:style-name="tsDiag">ENTRY_COUNT=$(wc -l &lt; "$TMPFILE")</text:span></text:p>
              <text:p text:style-name="psCode"><text:span text:style-name="tsDiag"> </text:span></text:p>
              <text:p text:style-name="psCode"><text:span text:style-name="tsDiag">cat &gt; "/etc/firewalld/ipsets/${SETNAME}.xml" &lt;&lt; EOF</text:span></text:p>
              <text:p text:style-name="psCode"><text:span text:style-name="tsDiag">&lt;?xml version="1.0" encoding="utf-8"?&gt;</text:span></text:p>
              <text:p text:style-name="psCode"><text:span text:style-name="tsDiag">&lt;ipset type="hash:net"&gt;</text:span></text:p>
              <text:p text:style-name="psCode"><text:span text:style-name="tsDiag">  &lt;short&gt;Geo-allow: ${COUNTRY}&lt;/short&gt;</text:span></text:p>
              <text:p text:style-name="psCode"><text:span text:style-name="tsDiag">  &lt;description&gt;All IP ranges allocated to ${COUNTRY} (allowlist).&lt;/description&gt;</text:span></text:p>
              <text:p text:style-name="psCode"><text:span text:style-name="tsDiag">  &lt;option name="family" value="inet"/&gt;</text:span></text:p>
              <text:p text:style-name="psCode"><text:span text:style-name="tsDiag">EOF</text:span></text:p>
              <text:p text:style-name="psCode"><text:span text:style-name="tsDiag"> </text:span></text:p>
              <text:p text:style-name="psCode"><text:span text:style-name="tsDiag">while IFS= read -r cidr; do</text:span></text:p>
              <text:p text:style-name="psCode"><text:span text:style-name="tsDiag">  [[ -z "$cidr" ]] &amp;&amp; continue</text:span></text:p>
              <text:p text:style-name="psCode"><text:span text:style-name="tsDiag">  echo "  &lt;entry&gt;${cidr}&lt;/entry&gt;" &gt;&gt; "/etc/firewalld/ipsets/${SETNAME}.xml"</text:span></text:p>
              <text:p text:style-name="psCode"><text:span text:style-name="tsDiag">done &lt; "$TMPFILE"</text:span></text:p>
              <text:p text:style-name="psCode"><text:span text:style-name="tsDiag"> </text:span></text:p>
              <text:p text:style-name="psCode"><text:span text:style-name="tsDiag">echo "&lt;/ipset&gt;" &gt;&gt; "/etc/firewalld/ipsets/${SETNAME}.xml"</text:span></text:p>
              <text:p text:style-name="psCode"><text:span text:style-name="tsDiag">rm "$TMPFILE"</text:span></text:p>
              <text:p text:style-name="psCode"><text:span text:style-name="tsDiag"> </text:span></text:p>
              <text:p text:style-name="psCode"><text:span text:style-name="tsDiag">firewall-cmd --reload</text:span></text:p>
              <text:p text:style-name="psCode"><text:span text:style-name="tsDiag">echo "Geo-allow set '${SETNAME}' created with ${ENTRY_COUNT} networks."</text:span></text:p>
              <text:p text:style-name="psCode"><text:span text:style-name="tsDiag">SCRIPT</text:span></text:p>
              <text:p text:style-name="psCode"><text:span text:style-name="tsDiag">chmod +x /usr/local/bin/build-geo-allow.sh</text:span></text:p>
              <text:p text:style-name="psCode"><text:span text:style-name="tsDiag"> </text:span></text:p>
              <text:p text:style-name="psCode"><text:span text:style-name="tsDiag">/usr/local/bin/build-geo-allow.sh JP</text:span></text:p>
              <text:p text:style-name="psCode"><text:span text:style-name="tsDiag"> </text:span></text:p>
              <text:p text:style-name="psCode"><text:span text:style-name="tsDiag">firewall-cmd --permanent --zone=public --add-rich-rule='</text:span></text:p>
              <text:p text:style-name="psCode"><text:span text:style-name="tsDiag">  rule family="ipv4" source ipset="geo-allow-jp" accept</text:span></text:p>
              <text:p text:style-name="psCode"><text:span text:style-name="tsDiag">'</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9. Geo-blocking with IP Sets — BASH</text:span></text:p>
          </draw:text-box>
        </draw:frame>
        <draw:frame draw:style-name="gsCode" svg:x="1cm" svg:y="3.3cm" svg:width="31.87cm" svg:height="14.5cm">
          <draw:text-box>
            <text:p text:style-name="psCode"><text:span text:style-name="tsCodeDyn_11_A8FF60_DejaVuSansMono">firewall-cmd --permanent --zone=public --add-rich-rule='</text:span><text:line-break/><text:span text:style-name="tsCodeDyn_11_A8FF60_DejaVuSansMono">  rule priority="-100" family="ipv4" source ipset="geo-allow-jp" accept</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0" family="ipv4" drop</text:span><text:line-break/><text:span text:style-name="tsCodeDyn_11_A8FF60_DejaVuSansMono">'</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zone=public --remove-rich-rule='</text:span><text:line-break/><text:span text:style-name="tsCodeDyn_11_A8FF60_DejaVuSansMono">  rule priority="0" family="ipv4" drop</text:span><text:line-break/><text:span text:style-name="tsCodeDyn_11_A8FF60_DejaVuSansMono">'</text:span><text:line-break/><text:span text:style-name="tsCodeDyn_11_A8FF60_DejaVuSansMono"> </text:span><text:line-break/><text:span text:style-name="tsCodeDyn_11_A8FF60_DejaVuSansMono">firewall-cmd --permanent --zone=public --remove-rich-rule='</text:span><text:line-break/><text:span text:style-name="tsCodeDyn_11_A8FF60_DejaVuSansMono">  rule priority="-100" family="ipv4" source ipset="geo-allow-jp" accept</text:span><text:line-break/><text:span text:style-name="tsCodeDyn_11_A8FF60_DejaVuSansMono">'</text:span><text:line-break/><text:span text:style-name="tsCodeDyn_11_A8FF60_DejaVuSansMono"> </text:span><text:line-break/><text:span text:style-name="tsCodeDyn_11_A8FF60_DejaVuSansMono">rm /etc/firewalld/ipsets/geo-allow-jp.xml</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public --add-rich-rule='</text:span></text:p>
              <text:p text:style-name="psCode"><text:span text:style-name="tsDiag">  rule priority="-100" family="ipv4" source ipset="geo-allow-jp"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0" family="ipv4"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remove-rich-rule='</text:span></text:p>
              <text:p text:style-name="psCode"><text:span text:style-name="tsDiag">  rule priority="0" family="ipv4" drop</text:span></text:p>
              <text:p text:style-name="psCode"><text:span text:style-name="tsDiag">'</text:span></text:p>
              <text:p text:style-name="psCode"><text:span text:style-name="tsDiag"> </text:span></text:p>
              <text:p text:style-name="psCode"><text:span text:style-name="tsDiag">firewall-cmd --permanent --zone=public --remove-rich-rule='</text:span></text:p>
              <text:p text:style-name="psCode"><text:span text:style-name="tsDiag">  rule priority="-100" family="ipv4" source ipset="geo-allow-jp" accept</text:span></text:p>
              <text:p text:style-name="psCode"><text:span text:style-name="tsDiag">'</text:span></text:p>
              <text:p text:style-name="psCode"><text:span text:style-name="tsDiag"> </text:span></text:p>
              <text:p text:style-name="psCode"><text:span text:style-name="tsDiag">rm /etc/firewalld/ipsets/geo-allow-jp.xml</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10. IP Sets in nftables</text:span></text:p>
          </draw:text-box>
        </draw:frame>
        <draw:frame draw:style-name="gsFrame" svg:x="1cm" svg:y="2.9cm" svg:width="31.87cm" svg:height="15.5cm">
          <draw:text-box>
            <text:p text:style-name="psBullet"><text:span text:style-name="tsBullet">firewalld's IP sets map directly to nftables named sets. Understanding this mapping is useful for debugging.</text:span></text:p>
            <text:p text:style-name="psBullet"><text:span text:style-name="tsBullet">Expected output:</text:span></text:p>
            <text:p text:style-name="psBullet"><text:span text:style-name="tsBullet">◆ nftables set operations (for debugging/testing)</text:span></text:p>
            <text:p text:style-name="psBullet"><text:span text:style-name="tsBullet">💡 ⚠️  IMPORTANT — Direct nftables set modifications are runtime only Adding entries to nftables sets directly is NOT reflected in firewalld's permanent config and is wiped on reload. Always use firewall-cmd --ipset for permanent chang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d's IP sets map directly to nftables named sets. Understanding this</text:span></text:p>
              <text:p text:style-name="psCode"><text:span text:style-name="tsDiag">mapping is useful for debugging.</text:span></text:p>
              <text:p text:style-name="psCode"><text:span text:style-name="tsDiag"> </text:span></text:p>
              <text:p text:style-name="psCode"><text:span text:style-name="tsDiag">```bash</text:span></text:p>
              <text:p text:style-name="psCode"><text:span text:style-name="tsDiag">nft list sets | grep -A3 "blocklist"</text:span></text:p>
              <text:p text:style-name="psCode"><text:span text:style-name="tsDiag"> </text:span></text:p>
              <text:p text:style-name="psCode"><text:span text:style-name="tsDiag">nft list set inet firewalld blocklist</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table inet firewalld {</text:span></text:p>
              <text:p text:style-name="psCode"><text:span text:style-name="tsDiag">  set blocklist {</text:span></text:p>
              <text:p text:style-name="psCode"><text:span text:style-name="tsDiag">    type ipv4_addr</text:span></text:p>
              <text:p text:style-name="psCode"><text:span text:style-name="tsDiag">    elements = { 192.168.1.100, 198.51.100.50 }</text:span></text:p>
              <text:p text:style-name="psCode"><text:span text:style-name="tsDiag">  }</text:span></text:p>
              <text:p text:style-name="psCode"><text:span text:style-name="tsDiag">}</text:span></text:p>
              <text:p text:style-name="psCode"><text:span text:style-name="tsDiag">```</text:span></text:p>
              <text:p text:style-name="psCode"><text:span text:style-name="tsDiag"> </text:span></text:p>
              <text:p text:style-name="psCode"><text:span text:style-name="tsDiag">### nftables set operations (for debugging/testing)</text:span></text:p>
              <text:p text:style-name="psCode"><text:span text:style-name="tsDiag"> </text:span></text:p>
              <text:p text:style-name="psCode"><text:span text:style-name="tsDiag">```bash</text:span></text:p>
              <text:p text:style-name="psCode"><text:span text:style-name="tsDiag">nft add element inet firewalld blocklist { 10.0.0.1 }</text:span></text:p>
              <text:p text:style-name="psCode"><text:span text:style-name="tsDiag"> </text:span></text:p>
              <text:p text:style-name="psCode"><text:span text:style-name="tsDiag">nft delete element inet firewalld blocklist { 10.0.0.1 }</text:span></text:p>
              <text:p text:style-name="psCode"><text:span text:style-name="tsDiag"> </text:span></text:p>
              <text:p text:style-name="psCode"><text:span text:style-name="tsDiag">nft list set inet firewalld blocklist</text:span></text:p>
              <text:p text:style-name="psCode"><text:span text:style-name="tsDiag">```</text:span></text:p>
              <text:p text:style-name="psCode"><text:span text:style-name="tsDiag"> </text:span></text:p>
              <text:p text:style-name="psCode"><text:span text:style-name="tsDiag">&gt; **⚠️  IMPORTANT — Direct nftables set modifications are runtime only**</text:span></text:p>
              <text:p text:style-name="psCode"><text:span text:style-name="tsDiag">&gt; Adding entries to nftables sets directly is NOT reflected in firewalld's</text:span></text:p>
              <text:p text:style-name="psCode"><text:span text:style-name="tsDiag">&gt; permanent config and is wiped on reload. Always use `firewall-cmd --ipset`</text:span></text:p>
              <text:p text:style-name="psCode"><text:span text:style-name="tsDiag">&gt; for permanent change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0. IP Sets in nftables — BASH</text:span></text:p>
          </draw:text-box>
        </draw:frame>
        <draw:frame draw:style-name="gsCode" svg:x="1cm" svg:y="3.3cm" svg:width="31.87cm" svg:height="14.5cm">
          <draw:text-box>
            <text:p text:style-name="psCode"><text:span text:style-name="tsCodeDyn_11_A8FF60_DejaVuSansMono">nft list sets | grep -A3 "blocklist"</text:span><text:line-break/><text:span text:style-name="tsCodeDyn_11_A8FF60_DejaVuSansMono"> </text:span><text:line-break/><text:span text:style-name="tsCodeDyn_11_A8FF60_DejaVuSansMono">nft list set inet firewalld blockli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list sets | grep -A3 "blocklist"</text:span></text:p>
              <text:p text:style-name="psCode"><text:span text:style-name="tsDiag"> </text:span></text:p>
              <text:p text:style-name="psCode"><text:span text:style-name="tsDiag">nft list set inet firewalld blocklist</text:span></text:p>
            </draw:text-box>
          </draw:frame>
        </presentation:notes>
      </draw:page>
      <draw:page draw:style-name="dpCode" draw:master-page-name="RHELDark">
        <draw:frame draw:style-name="gsFrame" svg:x="1cm" svg:y="0.4cm" svg:width="31.87cm" svg:height="2.6cm">
          <draw:text-box>
            <text:p text:style-name="psTitle"><text:span text:style-name="tsH1">10. IP Sets in nftables — Code</text:span></text:p>
          </draw:text-box>
        </draw:frame>
        <draw:frame draw:style-name="gsCode" svg:x="1cm" svg:y="3.3cm" svg:width="31.87cm" svg:height="14.5cm">
          <draw:text-box>
            <text:p text:style-name="psCode"><text:span text:style-name="tsCodeDyn_11_A8FF60_DejaVuSansMono">table inet firewalld {</text:span><text:line-break/><text:span text:style-name="tsCodeDyn_11_A8FF60_DejaVuSansMono">  set blocklist {</text:span><text:line-break/><text:span text:style-name="tsCodeDyn_11_A8FF60_DejaVuSansMono">    type ipv4_addr</text:span><text:line-break/><text:span text:style-name="tsCodeDyn_11_A8FF60_DejaVuSansMono">    elements = { 192.168.1.100, 198.51.100.50 }</text:span><text:line-break/><text:span text:style-name="tsCodeDyn_11_A8FF60_DejaVuSansMono">  }</text:span><text:line-break/><text:span text:style-name="tsCodeDyn_11_A8FF60_DejaVuSansMono">}</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able inet firewalld {</text:span></text:p>
              <text:p text:style-name="psCode"><text:span text:style-name="tsDiag">  set blocklist {</text:span></text:p>
              <text:p text:style-name="psCode"><text:span text:style-name="tsDiag">    type ipv4_addr</text:span></text:p>
              <text:p text:style-name="psCode"><text:span text:style-name="tsDiag">    elements = { 192.168.1.100, 198.51.100.50 }</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0. IP Sets in nftables — BASH</text:span></text:p>
          </draw:text-box>
        </draw:frame>
        <draw:frame draw:style-name="gsCode" svg:x="1cm" svg:y="3.3cm" svg:width="31.87cm" svg:height="14.5cm">
          <draw:text-box>
            <text:p text:style-name="psCode"><text:span text:style-name="tsCodeDyn_11_A8FF60_DejaVuSansMono">nft add element inet firewalld blocklist { 10.0.0.1 }</text:span><text:line-break/><text:span text:style-name="tsCodeDyn_11_A8FF60_DejaVuSansMono"> </text:span><text:line-break/><text:span text:style-name="tsCodeDyn_11_A8FF60_DejaVuSansMono">nft delete element inet firewalld blocklist { 10.0.0.1 }</text:span><text:line-break/><text:span text:style-name="tsCodeDyn_11_A8FF60_DejaVuSansMono"> </text:span><text:line-break/><text:span text:style-name="tsCodeDyn_11_A8FF60_DejaVuSansMono">nft list set inet firewalld blockli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ft add element inet firewalld blocklist { 10.0.0.1 }</text:span></text:p>
              <text:p text:style-name="psCode"><text:span text:style-name="tsDiag"> </text:span></text:p>
              <text:p text:style-name="psCode"><text:span text:style-name="tsDiag">nft delete element inet firewalld blocklist { 10.0.0.1 }</text:span></text:p>
              <text:p text:style-name="psCode"><text:span text:style-name="tsDiag"> </text:span></text:p>
              <text:p text:style-name="psCode"><text:span text:style-name="tsDiag">nft list set inet firewalld blocklist</text:span></text:p>
            </draw:text-box>
          </draw:frame>
        </presentation:notes>
      </draw:page>
      <draw:page draw:style-name="dpNormal" draw:master-page-name="RHELDark">
        <draw:frame draw:style-name="gsFrame" svg:x="1cm" svg:y="0.4cm" svg:width="31.87cm" svg:height="2.2cm">
          <draw:text-box>
            <text:p text:style-name="psTitle"><text:span text:style-name="tsH1">11. IP Set XML Format</text:span></text:p>
          </draw:text-box>
        </draw:frame>
        <draw:frame draw:style-name="gsFrame" svg:x="1cm" svg:y="2.9cm" svg:width="31.87cm" svg:height="15.5cm">
          <draw:text-box>
            <text:p text:style-name="psBullet"><text:span text:style-name="tsBullet">Full schema for IP set XML files (/etc/firewalld/ipset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ull schema for IP set XML files (`/etc/firewalld/ipsets/`):</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ipset type="hash:ip|hash:net|hash:mac|..."&gt;</text:span></text:p>
              <text:p text:style-name="psCode"><text:span text:style-name="tsDiag">  &lt;short&gt;Display name&lt;/short&gt;</text:span></text:p>
              <text:p text:style-name="psCode"><text:span text:style-name="tsDiag">  &lt;description&gt;Description of the set&lt;/description&gt;</text:span></text:p>
              <text:p text:style-name="psCode"><text:span text:style-name="tsDiag"> </text:span></text:p>
              <text:p text:style-name="psCode"><text:span text:style-name="tsDiag">  &lt;!-- Options --&gt;</text:span></text:p>
              <text:p text:style-name="psCode"><text:span text:style-name="tsDiag">  &lt;option name="family" value="inet"/&gt;      &lt;!-- inet=IPv4, inet6=IPv6 --&gt;</text:span></text:p>
              <text:p text:style-name="psCode"><text:span text:style-name="tsDiag">  &lt;option name="timeout" value="3600"/&gt;     &lt;!-- Default entry timeout in seconds --&gt;</text:span></text:p>
              <text:p text:style-name="psCode"><text:span text:style-name="tsDiag">  &lt;option name="maxelem" value="65536"/&gt;    &lt;!-- Maximum number of entries --&gt;</text:span></text:p>
              <text:p text:style-name="psCode"><text:span text:style-name="tsDiag">  &lt;option name="hashsize" value="1024"/&gt;    &lt;!-- Initial hash table size --&gt;</text:span></text:p>
              <text:p text:style-name="psCode"><text:span text:style-name="tsDiag"> </text:span></text:p>
              <text:p text:style-name="psCode"><text:span text:style-name="tsDiag">  &lt;!-- Entries --&gt;</text:span></text:p>
              <text:p text:style-name="psCode"><text:span text:style-name="tsDiag">  &lt;entry&gt;192.168.1.100&lt;/entry&gt;</text:span></text:p>
              <text:p text:style-name="psCode"><text:span text:style-name="tsDiag">  &lt;entry&gt;10.0.0.0/8&lt;/entry&gt;               &lt;!-- CIDR for hash:net --&gt;</text:span></text:p>
              <text:p text:style-name="psCode"><text:span text:style-name="tsDiag">  &lt;entry&gt;aa:bb:cc:dd:ee:ff&lt;/entry&gt;         &lt;!-- MAC for hash:mac --&gt;</text:span></text:p>
              <text:p text:style-name="psCode"><text:span text:style-name="tsDiag">&lt;/ipset&g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1. IP Set XML Format — XML</text:span></text:p>
          </draw:text-box>
        </draw:frame>
        <draw:frame draw:style-name="gsCode" svg:x="1cm" svg:y="3.3cm" svg:width="31.87cm" svg:height="14.5cm">
          <draw:text-box>
            <text:p text:style-name="psCode"><text:span text:style-name="tsCodeDyn_11_A8FF60_DejaVuSansMono">&lt;?xml version="1.0" encoding="utf-8"?&gt;</text:span><text:line-break/><text:span text:style-name="tsCodeDyn_11_A8FF60_DejaVuSansMono">&lt;ipset type="hash:ip|hash:net|hash:mac|..."&gt;</text:span><text:line-break/><text:span text:style-name="tsCodeDyn_11_A8FF60_DejaVuSansMono">  &lt;short&gt;Display name&lt;/short&gt;</text:span><text:line-break/><text:span text:style-name="tsCodeDyn_11_A8FF60_DejaVuSansMono">  &lt;description&gt;Description of the set&lt;/description&gt;</text:span><text:line-break/><text:span text:style-name="tsCodeDyn_11_A8FF60_DejaVuSansMono"> </text:span><text:line-break/><text:span text:style-name="tsCodeDyn_11_A8FF60_DejaVuSansMono">  &lt;!-- Options --&gt;</text:span><text:line-break/><text:span text:style-name="tsCodeDyn_11_A8FF60_DejaVuSansMono">  &lt;option name="family" value="inet"/&gt;      &lt;!-- inet=IPv4, inet6=IPv6 --&gt;</text:span><text:line-break/><text:span text:style-name="tsCodeDyn_11_A8FF60_DejaVuSansMono">  &lt;option name="timeout" value="3600"/&gt;     &lt;!-- Default entry timeout in seconds --&gt;</text:span><text:line-break/><text:span text:style-name="tsCodeDyn_11_A8FF60_DejaVuSansMono">  &lt;option name="maxelem" value="65536"/&gt;    &lt;!-- Maximum number of entries --&gt;</text:span><text:line-break/><text:span text:style-name="tsCodeDyn_11_A8FF60_DejaVuSansMono">  &lt;option name="hashsize" value="1024"/&gt;    &lt;!-- Initial hash table size --&gt;</text:span><text:line-break/><text:span text:style-name="tsCodeDyn_11_A8FF60_DejaVuSansMono"> </text:span><text:line-break/><text:span text:style-name="tsCodeDyn_11_A8FF60_DejaVuSansMono">  &lt;!-- Entries --&gt;</text:span><text:line-break/><text:span text:style-name="tsCodeDyn_11_A8FF60_DejaVuSansMono">  &lt;entry&gt;192.168.1.100&lt;/entry&gt;</text:span><text:line-break/><text:span text:style-name="tsCodeDyn_11_A8FF60_DejaVuSansMono">  &lt;entry&gt;10.0.0.0/8&lt;/entry&gt;               &lt;!-- CIDR for hash:net --&gt;</text:span><text:line-break/><text:span text:style-name="tsCodeDyn_11_A8FF60_DejaVuSansMono">  &lt;entry&gt;aa:bb:cc:dd:ee:ff&lt;/entry&gt;         &lt;!-- MAC for hash:mac --&gt;</text:span><text:line-break/><text:span text:style-name="tsCodeDyn_11_A8FF60_DejaVuSansMono">&lt;/ipset&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ipset type="hash:ip|hash:net|hash:mac|..."&gt;</text:span></text:p>
              <text:p text:style-name="psCode"><text:span text:style-name="tsDiag">  &lt;short&gt;Display name&lt;/short&gt;</text:span></text:p>
              <text:p text:style-name="psCode"><text:span text:style-name="tsDiag">  &lt;description&gt;Description of the set&lt;/description&gt;</text:span></text:p>
              <text:p text:style-name="psCode"><text:span text:style-name="tsDiag"> </text:span></text:p>
              <text:p text:style-name="psCode"><text:span text:style-name="tsDiag">  &lt;!-- Options --&gt;</text:span></text:p>
              <text:p text:style-name="psCode"><text:span text:style-name="tsDiag">  &lt;option name="family" value="inet"/&gt;      &lt;!-- inet=IPv4, inet6=IPv6 --&gt;</text:span></text:p>
              <text:p text:style-name="psCode"><text:span text:style-name="tsDiag">  &lt;option name="timeout" value="3600"/&gt;     &lt;!-- Default entry timeout in seconds --&gt;</text:span></text:p>
              <text:p text:style-name="psCode"><text:span text:style-name="tsDiag">  &lt;option name="maxelem" value="65536"/&gt;    &lt;!-- Maximum number of entries --&gt;</text:span></text:p>
              <text:p text:style-name="psCode"><text:span text:style-name="tsDiag">  &lt;option name="hashsize" value="1024"/&gt;    &lt;!-- Initial hash table size --&gt;</text:span></text:p>
              <text:p text:style-name="psCode"><text:span text:style-name="tsDiag"> </text:span></text:p>
              <text:p text:style-name="psCode"><text:span text:style-name="tsDiag">  &lt;!-- Entries --&gt;</text:span></text:p>
              <text:p text:style-name="psCode"><text:span text:style-name="tsDiag">  &lt;entry&gt;192.168.1.100&lt;/entry&gt;</text:span></text:p>
              <text:p text:style-name="psCode"><text:span text:style-name="tsDiag">  &lt;entry&gt;10.0.0.0/8&lt;/entry&gt;               &lt;!-- CIDR for hash:net --&gt;</text:span></text:p>
              <text:p text:style-name="psCode"><text:span text:style-name="tsDiag">  &lt;entry&gt;aa:bb:cc:dd:ee:ff&lt;/entry&gt;         &lt;!-- MAC for hash:mac --&gt;</text:span></text:p>
              <text:p text:style-name="psCode"><text:span text:style-name="tsDiag">&lt;/ipset&gt;</text:span></text:p>
            </draw:text-box>
          </draw:frame>
        </presentation:notes>
      </draw:page>
      <draw:page draw:style-name="dpLab" draw:master-page-name="RHELDark">
        <draw:frame draw:style-name="gsBanner" svg:x="0cm" svg:y="0cm" svg:width="33.87cm" svg:height="2.8cm">
          <draw:text-box>
            <text:p text:style-name="psTitle"><text:span text:style-name="tsH1Lab">🔧  Lab 9 — Dynamic Block List with Auto-Expiry</text:span></text:p>
          </draw:text-box>
        </draw:frame>
        <draw:frame draw:style-name="gsFrame" svg:x="1.5cm" svg:y="3.1cm" svg:width="30.87cm" svg:height="15.5cm">
          <draw:text-box>
            <text:p text:style-name="psBullet"><text:span text:style-name="tsLabStep">Topology: Single-node (node1)</text:span></text:p>
            <text:p text:style-name="psBullet"><text:span text:style-name="tsLabStep">Objective: Create a dynamic blocklist IP set, add entries with timeouts, bind it to a rich rule, watch entries expire, and observe how it maps to nftables.</text:span></text:p>
            <text:p text:style-name="psBullet"><text:span text:style-name="tsLabStep">◆ Step 1 — Start node1</text:span></text:p>
            <text:p text:style-name="psBullet"><text:span text:style-name="tsLabStep">◆ Step 2 — Create the IP sets</text:span></text:p>
            <text:p text:style-name="psBullet"><text:span text:style-name="tsLabStep">◆ Step 3 — Add entries</text:span></text:p>
            <text:p text:style-name="psBullet"><text:span text:style-name="tsLabStep">◆ Step 4 — Create rich rules using the sets</text:span></text:p>
            <text:p text:style-name="psBullet"><text:span text:style-name="tsLabStep">◆ Step 5 — Observe in nftables</text:span></text:p>
            <text:p text:style-name="psBullet"><text:span text:style-name="tsLabStep">◆ Step 6 — Watch temporary entries expir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ep 7 — Test the allowlist override</text:span></text:p>
              <text:p text:style-name="psCode"><text:span text:style-name="tsDiag">💡 💡 CONCEPT CHECK Priority numbers determine evaluation order: -200 runs before -100. When the allowlist rule (priority -200) matches 172.20.1.1, it accepts immediately and no further rules are checked — so the blocklist entry is never reached. This is the "first match wins" model.</text:span></text:p>
              <text:p text:style-name="psCode"><text:span text:style-name="tsDiag">◆ Step 8 — Script: automatic blocking on failed login</text:span></text:p>
              <text:p text:style-name="psCode"><text:span text:style-name="tsDiag">◆ Step 9 — Clean up</text:span></text:p>
              <text:p text:style-name="psCode"><text:span text:style-name="tsDiag">◆ Summary</text:span></text:p>
              <text:p text:style-name="psCode"><text:span text:style-name="tsDiag">Module 09 complete.</text:span></text:p>
              <text:p text:style-name="psCode"><text:span text:style-name="tsDiag">Continue to Module 10 — Logging, Troubleshooting, and Debugging →</text:span></text:p>
              <text:p text:style-name="psCode"><text:span text:style-name="tsDiag">© 2026 Jaco Steyn — Licensed under CC BY-SA 4.0</text:span></text:p>
              <text:p text:style-name="psCode"><text:span text:style-name="tsDiag"> </text:span></text:p>
              <text:p text:style-name="psCode"><text:span text:style-name="tsDiag">**Topology:** Single-node (node1)</text:span></text:p>
              <text:p text:style-name="psCode"><text:span text:style-name="tsDiag"> </text:span></text:p>
              <text:p text:style-name="psCode"><text:span text:style-name="tsDiag">**Objective:** Create a dynamic blocklist IP set, add entries with timeouts,</text:span></text:p>
              <text:p text:style-name="psCode"><text:span text:style-name="tsDiag">bind it to a rich rule, watch entries expire, and observe how it maps to nftables.</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node1</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Create the IP sets</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ipset=perm-blocklist --type=hash:ip</text:span></text:p>
              <text:p text:style-name="psCode"><text:span text:style-name="tsDiag"> </text:span></text:p>
              <text:p text:style-name="psCode"><text:span text:style-name="tsDiag">firewall-cmd --permanent --new-ipset=temp-blocklist \</text:span></text:p>
              <text:p text:style-name="psCode"><text:span text:style-name="tsDiag">  --type=hash:ip \</text:span></text:p>
              <text:p text:style-name="psCode"><text:span text:style-name="tsDiag">  --option=timeout=300</text:span></text:p>
              <text:p text:style-name="psCode"><text:span text:style-name="tsDiag"> </text:span></text:p>
              <text:p text:style-name="psCode"><text:span text:style-name="tsDiag">firewall-cmd --permanent --new-ipset=allowlist --type=hash:ip</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Add entries</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ipset=perm-blocklist --add-entry=198.51.100.1</text:span></text:p>
              <text:p text:style-name="psCode"><text:span text:style-name="tsDiag">firewall-cmd --permanent --ipset=perm-blocklist --add-entry=198.51.100.2</text:span></text:p>
              <text:p text:style-name="psCode"><text:span text:style-name="tsDiag">firewall-cmd --reload</text:span></text:p>
              <text:p text:style-name="psCode"><text:span text:style-name="tsDiag"> </text:span></text:p>
              <text:p text:style-name="psCode"><text:span text:style-name="tsDiag">firewall-cmd --ipset=temp-blocklist --add-entry=203.0.113.10 --timeout=60</text:span></text:p>
              <text:p text:style-name="psCode"><text:span text:style-name="tsDiag">firewall-cmd --ipset=temp-blocklist --add-entry=203.0.113.11 --timeout=120</text:span></text:p>
              <text:p text:style-name="psCode"><text:span text:style-name="tsDiag"> </text:span></text:p>
              <text:p text:style-name="psCode"><text:span text:style-name="tsDiag">firewall-cmd --permanent --ipset=allowlist --add-entry=172.20.1.1</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Create rich rules using the sets</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public --add-rich-rule='</text:span></text:p>
              <text:p text:style-name="psCode"><text:span text:style-name="tsDiag">  rule priority="-200" family="ipv4" source ipset="allowlist"</text:span></text:p>
              <text:p text:style-name="psCode"><text:span text:style-name="tsDiag">  service name="http"</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perm-blocklist"</text:span></text:p>
              <text:p text:style-name="psCode"><text:span text:style-name="tsDiag">  log prefix="PERM-BLOCKED: " level="warning"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50" family="ipv4" source ipset="temp-blocklist"</text:span></text:p>
              <text:p text:style-name="psCode"><text:span text:style-name="tsDiag">  log prefix="TEMP-BLOCKED: " level="info"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rich-rules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Observe in nftab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sets</text:span></text:p>
              <text:p text:style-name="psCode"><text:span text:style-name="tsDiag"> </text:span></text:p>
              <text:p text:style-name="psCode"><text:span text:style-name="tsDiag">nft list set inet firewalld perm-blocklist</text:span></text:p>
              <text:p text:style-name="psCode"><text:span text:style-name="tsDiag"> </text:span></text:p>
              <text:p text:style-name="psCode"><text:span text:style-name="tsDiag">nft list set inet firewalld temp-blocklis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Watch temporary entries expir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ipset=temp-blocklist --get-entries</text:span></text:p>
              <text:p text:style-name="psCode"><text:span text:style-name="tsDiag"> </text:span></text:p>
              <text:p text:style-name="psCode"><text:span text:style-name="tsDiag">echo "Waiting 65 seconds for first entry to expire..."</text:span></text:p>
              <text:p text:style-name="psCode"><text:span text:style-name="tsDiag">sleep 65</text:span></text:p>
              <text:p text:style-name="psCode"><text:span text:style-name="tsDiag"> </text:span></text:p>
              <text:p text:style-name="psCode"><text:span text:style-name="tsDiag">firewall-cmd --ipset=temp-blocklist --get-entries</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Test the allowlist override</text:span></text:p>
              <text:p text:style-name="psCode"><text:span text:style-name="tsDiag"> </text:span></text:p>
              <text:p text:style-name="psCode"><text:span text:style-name="tsDiag">```bash</text:span></text:p>
              <text:p text:style-name="psCode"><text:span text:style-name="tsDiag">firewall-cmd --permanent --ipset=perm-blocklist --add-entry=172.20.1.1</text:span></text:p>
              <text:p text:style-name="psCode"><text:span text:style-name="tsDiag">firewall-cmd --reload</text:span></text:p>
              <text:p text:style-name="psCode"><text:span text:style-name="tsDiag"> </text:span></text:p>
              <text:p text:style-name="psCode"><text:span text:style-name="tsDiag">firewall-cmd --list-rich-rules --zone=public | sort</text:span></text:p>
              <text:p text:style-name="psCode"><text:span text:style-name="tsDiag"> </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Priority numbers determine evaluation order: -200 runs before -100.</text:span></text:p>
              <text:p text:style-name="psCode"><text:span text:style-name="tsDiag">&gt; When the allowlist rule (priority -200) matches 172.20.1.1, it accepts</text:span></text:p>
              <text:p text:style-name="psCode"><text:span text:style-name="tsDiag">&gt; immediately and no further rules are checked — so the blocklist entry is</text:span></text:p>
              <text:p text:style-name="psCode"><text:span text:style-name="tsDiag">&gt; never reached. This is the "first match wins" model.</text:span></text:p>
              <text:p text:style-name="psCode"><text:span text:style-name="tsDiag"> </text:span></text:p>
              <text:p text:style-name="psCode"><text:span text:style-name="tsDiag">---</text:span></text:p>
              <text:p text:style-name="psCode"><text:span text:style-name="tsDiag"> </text:span></text:p>
              <text:p text:style-name="psCode"><text:span text:style-name="tsDiag">### Step 8 — Script: automatic blocking on failed login</text:span></text:p>
              <text:p text:style-name="psCode"><text:span text:style-name="tsDiag"> </text:span></text:p>
              <text:p text:style-name="psCode"><text:span text:style-name="tsDiag">```bash</text:span></text:p>
              <text:p text:style-name="psCode"><text:span text:style-name="tsDiag"> </text:span></text:p>
              <text:p text:style-name="psCode"><text:span text:style-name="tsDiag">cat &gt; /usr/local/bin/auto-block.sh &lt;&lt; 'SCRIPT'</text:span></text:p>
              <text:p text:style-name="psCode"><text:span text:style-name="tsDiag">#!/usr/bin/env bash</text:span></text:p>
              <text:p text:style-name="psCode"><text:span text:style-name="tsDiag">IP="$1"</text:span></text:p>
              <text:p text:style-name="psCode"><text:span text:style-name="tsDiag">DURATION="${2:-3600}"  # Default 1 hour</text:span></text:p>
              <text:p text:style-name="psCode"><text:span text:style-name="tsDiag"> </text:span></text:p>
              <text:p text:style-name="psCode"><text:span text:style-name="tsDiag">if [[ -z "$IP" ]]; then</text:span></text:p>
              <text:p text:style-name="psCode"><text:span text:style-name="tsDiag">  echo "Usage: $0 &lt;ip&gt; [duration_seconds]"</text:span></text:p>
              <text:p text:style-name="psCode"><text:span text:style-name="tsDiag">  exit 1</text:span></text:p>
              <text:p text:style-name="psCode"><text:span text:style-name="tsDiag">fi</text:span></text:p>
              <text:p text:style-name="psCode"><text:span text:style-name="tsDiag"> </text:span></text:p>
              <text:p text:style-name="psCode"><text:span text:style-name="tsDiag">firewall-cmd --ipset=temp-blocklist --add-entry="$IP" --timeout="$DURATION"</text:span></text:p>
              <text:p text:style-name="psCode"><text:span text:style-name="tsDiag">logger -t auto-block "Blocked $IP for ${DURATION}s"</text:span></text:p>
              <text:p text:style-name="psCode"><text:span text:style-name="tsDiag">echo "Blocked $IP for ${DURATION}s"</text:span></text:p>
              <text:p text:style-name="psCode"><text:span text:style-name="tsDiag">SCRIPT</text:span></text:p>
              <text:p text:style-name="psCode"><text:span text:style-name="tsDiag">chmod +x /usr/local/bin/auto-block.sh</text:span></text:p>
              <text:p text:style-name="psCode"><text:span text:style-name="tsDiag"> </text:span></text:p>
              <text:p text:style-name="psCode"><text:span text:style-name="tsDiag">/usr/local/bin/auto-block.sh 198.51.100.200 30</text:span></text:p>
              <text:p text:style-name="psCode"><text:span text:style-name="tsDiag">firewall-cmd --ipset=temp-blocklist --get-entri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Clean up</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public --remove-rich-rule='</text:span></text:p>
              <text:p text:style-name="psCode"><text:span text:style-name="tsDiag">  rule priority="-200" family="ipv4" source ipset="allowlist"</text:span></text:p>
              <text:p text:style-name="psCode"><text:span text:style-name="tsDiag">  service name="http" accept</text:span></text:p>
              <text:p text:style-name="psCode"><text:span text:style-name="tsDiag">'</text:span></text:p>
              <text:p text:style-name="psCode"><text:span text:style-name="tsDiag">firewall-cmd --permanent --zone=public --remove-rich-rule='</text:span></text:p>
              <text:p text:style-name="psCode"><text:span text:style-name="tsDiag">  rule priority="-100" family="ipv4" source ipset="perm-blocklist"</text:span></text:p>
              <text:p text:style-name="psCode"><text:span text:style-name="tsDiag">  log prefix="PERM-BLOCKED: " level="warning" limit value="3/m" drop</text:span></text:p>
              <text:p text:style-name="psCode"><text:span text:style-name="tsDiag">'</text:span></text:p>
              <text:p text:style-name="psCode"><text:span text:style-name="tsDiag">firewall-cmd --permanent --zone=public --remove-rich-rule='</text:span></text:p>
              <text:p text:style-name="psCode"><text:span text:style-name="tsDiag">  rule priority="-50" family="ipv4" source ipset="temp-blocklist"</text:span></text:p>
              <text:p text:style-name="psCode"><text:span text:style-name="tsDiag">  log prefix="TEMP-BLOCKED: " level="info" limit value="3/m" drop</text:span></text:p>
              <text:p text:style-name="psCode"><text:span text:style-name="tsDiag">'</text:span></text:p>
              <text:p text:style-name="psCode"><text:span text:style-name="tsDiag"> </text:span></text:p>
              <text:p text:style-name="psCode"><text:span text:style-name="tsDiag">firewall-cmd --permanent --delete-ipset=perm-blocklist</text:span></text:p>
              <text:p text:style-name="psCode"><text:span text:style-name="tsDiag">firewall-cmd --permanent --delete-ipset=temp-blocklist</text:span></text:p>
              <text:p text:style-name="psCode"><text:span text:style-name="tsDiag">firewall-cmd --permanent --delete-ipset=allowlist</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 Feature | Command |</text:span></text:p>
              <text:p text:style-name="psCode"><text:span text:style-name="tsDiag">|---------|---------|</text:span></text:p>
              <text:p text:style-name="psCode"><text:span text:style-name="tsDiag">| Create set | `--permanent --new-ipset=name --type=hash:ip` |</text:span></text:p>
              <text:p text:style-name="psCode"><text:span text:style-name="tsDiag">| Create with default timeout | `--option=timeout=3600` |</text:span></text:p>
              <text:p text:style-name="psCode"><text:span text:style-name="tsDiag">| Add permanent entry | `--permanent --ipset=name --add-entry=IP` |</text:span></text:p>
              <text:p text:style-name="psCode"><text:span text:style-name="tsDiag">| Add timed entry | `--ipset=name --add-entry=IP --timeout=60` |</text:span></text:p>
              <text:p text:style-name="psCode"><text:span text:style-name="tsDiag">| Use in rich rule | `source ipset="name"` |</text:span></text:p>
              <text:p text:style-name="psCode"><text:span text:style-name="tsDiag">| Use as zone source | `--add-source=ipset:name` |</text:span></text:p>
              <text:p text:style-name="psCode"><text:span text:style-name="tsDiag">| View in nftables | `nft list set inet firewalld name` |</text:span></text:p>
              <text:p text:style-name="psCode"><text:span text:style-name="tsDiag"> </text:span></text:p>
              <text:p text:style-name="psCode"><text:span text:style-name="tsDiag">---</text:span></text:p>
              <text:p text:style-name="psCode"><text:span text:style-name="tsDiag"> </text:span></text:p>
              <text:p text:style-name="psCode"><text:span text:style-name="tsDiag">*Module 09 complete.*</text:span></text:p>
              <text:p text:style-name="psCode"><text:span text:style-name="tsDiag"> </text:span></text:p>
              <text:p text:style-name="psCode"><text:span text:style-name="tsDiag">**Continue to [Module 10 — Logging, Troubleshooting, and Debugging →](./10-logging-troubleshooting-and-debugging.md)**</text:span></text:p>
              <text:p text:style-name="psCode"><text:span text:style-name="tsDiag"> </text:span></text:p>
              <text:p text:style-name="psCode"><text:span text:style-name="tsDiag">---</text:span></text:p>
              <text:p text:style-name="psCode"><text:span text:style-name="tsDiag"> </text:span></text:p>
              <text:p text:style-name="psCode"><text:span text:style-name="tsDiag">© 2026 Jaco Steyn — Licensed under CC BY-SA 4.0</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4.5cm">
          <draw:text-box>
            <text:p text:style-name="psCode"><text:span text:style-name="tsCodeDyn_11_A8FF60_DejaVuSansMono">podman exec -it node1 bash</text:span><text:line-break/><text:span text:style-name="tsCodeDyn_11_A8FF60_DejaVuSansMono"> </text:span><text:line-break/><text:span text:style-name="tsCodeDyn_11_A8FF60_DejaVuSansMono"> </text:span><text:line-break/><text:span text:style-name="tsCodeDyn_11_A8FF60_DejaVuSansMono">firewall-cmd --permanent --new-ipset=perm-blocklist --type=hash:ip</text:span><text:line-break/><text:span text:style-name="tsCodeDyn_11_A8FF60_DejaVuSansMono"> </text:span><text:line-break/><text:span text:style-name="tsCodeDyn_11_A8FF60_DejaVuSansMono">firewall-cmd --permanent --new-ipset=temp-blocklist \</text:span><text:line-break/><text:span text:style-name="tsCodeDyn_11_A8FF60_DejaVuSansMono">  --type=hash:ip \</text:span><text:line-break/><text:span text:style-name="tsCodeDyn_11_A8FF60_DejaVuSansMono">  --option=timeout=300</text:span><text:line-break/><text:span text:style-name="tsCodeDyn_11_A8FF60_DejaVuSansMono"> </text:span><text:line-break/><text:span text:style-name="tsCodeDyn_11_A8FF60_DejaVuSansMono">firewall-cmd --permanent --new-ipset=allowlist --type=hash:i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 </text:span><text:line-break/><text:span text:style-name="tsCodeDyn_11_A8FF60_DejaVuSansMono">firewall-cmd --permanent --ipset=perm-blocklist --add-entry=198.51.100.1</text:span><text:line-break/><text:span text:style-name="tsCodeDyn_11_A8FF60_DejaVuSansMono">firewall-cmd --permanent --ipset=perm-blocklist --add-entry=198.51.100.2</text:span><text:line-break/><text:span text:style-name="tsCodeDyn_11_A8FF60_DejaVuSansMono">firewall-cmd --reload</text:span><text:line-break/><text:span text:style-name="tsCodeDyn_11_A8FF60_DejaVuSansMono"> </text:span><text:line-break/><text:span text:style-name="tsCodeDyn_11_A8FF60_DejaVuSansMono">firewall-cmd --ipset=temp-blocklist --add-entry=203.0.113.10 --timeout=60</text:span><text:line-break/><text:span text:style-name="tsCodeDyn_11_A8FF60_DejaVuSansMono">firewall-cmd --ipset=temp-blocklist --add-entry=203.0.113.11 --timeout=120</text:span><text:line-break/><text:span text:style-name="tsCodeDyn_11_A8FF60_DejaVuSansMono"> </text:span><text:line-break/><text:span text:style-name="tsCodeDyn_11_A8FF60_DejaVuSansMono">firewall-cmd --permanent --ipset=allowlist --add-entry=172.20.1.1</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 </text:span></text:p>
              <text:p text:style-name="psCode"><text:span text:style-name="tsDiag">firewall-cmd --permanent --new-ipset=perm-blocklist --type=hash:ip</text:span></text:p>
              <text:p text:style-name="psCode"><text:span text:style-name="tsDiag"> </text:span></text:p>
              <text:p text:style-name="psCode"><text:span text:style-name="tsDiag">firewall-cmd --permanent --new-ipset=temp-blocklist \</text:span></text:p>
              <text:p text:style-name="psCode"><text:span text:style-name="tsDiag">  --type=hash:ip \</text:span></text:p>
              <text:p text:style-name="psCode"><text:span text:style-name="tsDiag">  --option=timeout=300</text:span></text:p>
              <text:p text:style-name="psCode"><text:span text:style-name="tsDiag"> </text:span></text:p>
              <text:p text:style-name="psCode"><text:span text:style-name="tsDiag">firewall-cmd --permanent --new-ipset=allowlist --type=hash:i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firewall-cmd --permanent --ipset=perm-blocklist --add-entry=198.51.100.1</text:span></text:p>
              <text:p text:style-name="psCode"><text:span text:style-name="tsDiag">firewall-cmd --permanent --ipset=perm-blocklist --add-entry=198.51.100.2</text:span></text:p>
              <text:p text:style-name="psCode"><text:span text:style-name="tsDiag">firewall-cmd --reload</text:span></text:p>
              <text:p text:style-name="psCode"><text:span text:style-name="tsDiag"> </text:span></text:p>
              <text:p text:style-name="psCode"><text:span text:style-name="tsDiag">firewall-cmd --ipset=temp-blocklist --add-entry=203.0.113.10 --timeout=60</text:span></text:p>
              <text:p text:style-name="psCode"><text:span text:style-name="tsDiag">firewall-cmd --ipset=temp-blocklist --add-entry=203.0.113.11 --timeout=120</text:span></text:p>
              <text:p text:style-name="psCode"><text:span text:style-name="tsDiag"> </text:span></text:p>
              <text:p text:style-name="psCode"><text:span text:style-name="tsDiag">firewall-cmd --permanent --ipset=allowlist --add-entry=172.20.1.1</text:span></text:p>
              <text:p text:style-name="psCode"><text:span text:style-name="tsDiag">firewall-cmd --reload</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permanent --zone=public --add-rich-rule='</text:span><text:line-break/><text:span text:style-name="tsCodeDyn_11_A8FF60_DejaVuSansMono">  rule priority="-200" family="ipv4" source ipset="allowlist"</text:span><text:line-break/><text:span text:style-name="tsCodeDyn_11_A8FF60_DejaVuSansMono">  service name="http"</text:span><text:line-break/><text:span text:style-name="tsCodeDyn_11_A8FF60_DejaVuSansMono">  accept</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100" family="ipv4" source ipset="perm-blocklist"</text:span><text:line-break/><text:span text:style-name="tsCodeDyn_11_A8FF60_DejaVuSansMono">  log prefix="PERM-BLOCKED: " level="warning" limit value="3/m"</text:span><text:line-break/><text:span text:style-name="tsCodeDyn_11_A8FF60_DejaVuSansMono">  drop</text:span><text:line-break/><text:span text:style-name="tsCodeDyn_11_A8FF60_DejaVuSansMono">'</text:span><text:line-break/><text:span text:style-name="tsCodeDyn_11_A8FF60_DejaVuSansMono"> </text:span><text:line-break/><text:span text:style-name="tsCodeDyn_11_A8FF60_DejaVuSansMono">firewall-cmd --permanent --zone=public --add-rich-rule='</text:span><text:line-break/><text:span text:style-name="tsCodeDyn_11_A8FF60_DejaVuSansMono">  rule priority="-50" family="ipv4" source ipset="temp-blocklist"</text:span><text:line-break/><text:span text:style-name="tsCodeDyn_11_A8FF60_DejaVuSansMono">  log prefix="TEMP-BLOCKED: " level="info" limit value="3/m"</text:span><text:line-break/><text:span text:style-name="tsCodeDyn_11_A8FF60_DejaVuSansMono">  drop</text:span><text:line-break/><text:span text:style-name="tsCodeDyn_11_A8FF60_DejaVuSansMono">'</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list-rich-rules --zone=public</text:span><text:line-break/><text:span text:style-name="tsCodeDyn_11_A8FF60_DejaVuSansMono"> </text:span><text:line-break/><text:span text:style-name="tsCodeDyn_11_A8FF60_DejaVuSansMono"> </text:span><text:line-break/><text:span text:style-name="tsCodeDyn_11_A8FF60_DejaVuSansMono">nft list sets</text:span><text:line-break/><text:span text:style-name="tsCodeDyn_11_A8FF60_DejaVuSansMono"> </text:span><text:line-break/><text:span text:style-name="tsCodeDyn_11_A8FF60_DejaVuSansMono">nft list set inet firewalld perm-blockli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zone=public --add-rich-rule='</text:span></text:p>
              <text:p text:style-name="psCode"><text:span text:style-name="tsDiag">  rule priority="-200" family="ipv4" source ipset="allowlist"</text:span></text:p>
              <text:p text:style-name="psCode"><text:span text:style-name="tsDiag">  service name="http"</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perm-blocklist"</text:span></text:p>
              <text:p text:style-name="psCode"><text:span text:style-name="tsDiag">  log prefix="PERM-BLOCKED: " level="warning"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50" family="ipv4" source ipset="temp-blocklist"</text:span></text:p>
              <text:p text:style-name="psCode"><text:span text:style-name="tsDiag">  log prefix="TEMP-BLOCKED: " level="info"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rich-rules --zone=public</text:span></text:p>
              <text:p text:style-name="psCode"><text:span text:style-name="tsDiag"> </text:span></text:p>
              <text:p text:style-name="psCode"><text:span text:style-name="tsDiag"> </text:span></text:p>
              <text:p text:style-name="psCode"><text:span text:style-name="tsDiag">nft list sets</text:span></text:p>
              <text:p text:style-name="psCode"><text:span text:style-name="tsDiag"> </text:span></text:p>
              <text:p text:style-name="psCode"><text:span text:style-name="tsDiag">nft list set inet firewalld perm-blocklist</text:span></text:p>
              <text:p text:style-name="psCode"><text:span text:style-name="tsDiag"> </text:span></text:p>
              <text:p text:style-name="psCode"><text:span text:style-name="tsDiag">nft list set inet firewalld temp-blocklist</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 (cont. 2)</text:span></text:p>
          </draw:text-box>
        </draw:frame>
        <draw:frame draw:style-name="gsCode" svg:x="1cm" svg:y="3.3cm" svg:width="31.87cm" svg:height="14.5cm">
          <draw:text-box>
            <text:p text:style-name="psCode"><text:span text:style-name="tsCodeDyn_11_A8FF60_DejaVuSansMono">nft list set inet firewalld temp-blocklis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zone=public --add-rich-rule='</text:span></text:p>
              <text:p text:style-name="psCode"><text:span text:style-name="tsDiag">  rule priority="-200" family="ipv4" source ipset="allowlist"</text:span></text:p>
              <text:p text:style-name="psCode"><text:span text:style-name="tsDiag">  service name="http"</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100" family="ipv4" source ipset="perm-blocklist"</text:span></text:p>
              <text:p text:style-name="psCode"><text:span text:style-name="tsDiag">  log prefix="PERM-BLOCKED: " level="warning"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permanent --zone=public --add-rich-rule='</text:span></text:p>
              <text:p text:style-name="psCode"><text:span text:style-name="tsDiag">  rule priority="-50" family="ipv4" source ipset="temp-blocklist"</text:span></text:p>
              <text:p text:style-name="psCode"><text:span text:style-name="tsDiag">  log prefix="TEMP-BLOCKED: " level="info" limit value="3/m"</text:span></text:p>
              <text:p text:style-name="psCode"><text:span text:style-name="tsDiag">  drop</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list-rich-rules --zone=public</text:span></text:p>
              <text:p text:style-name="psCode"><text:span text:style-name="tsDiag"> </text:span></text:p>
              <text:p text:style-name="psCode"><text:span text:style-name="tsDiag"> </text:span></text:p>
              <text:p text:style-name="psCode"><text:span text:style-name="tsDiag">nft list sets</text:span></text:p>
              <text:p text:style-name="psCode"><text:span text:style-name="tsDiag"> </text:span></text:p>
              <text:p text:style-name="psCode"><text:span text:style-name="tsDiag">nft list set inet firewalld perm-blocklist</text:span></text:p>
              <text:p text:style-name="psCode"><text:span text:style-name="tsDiag"> </text:span></text:p>
              <text:p text:style-name="psCode"><text:span text:style-name="tsDiag">nft list set inet firewalld temp-blocklist</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ipset=temp-blocklist --get-entries</text:span><text:line-break/><text:span text:style-name="tsCodeDyn_11_A8FF60_DejaVuSansMono"> </text:span><text:line-break/><text:span text:style-name="tsCodeDyn_11_A8FF60_DejaVuSansMono">echo "Waiting 65 seconds for first entry to expire..."</text:span><text:line-break/><text:span text:style-name="tsCodeDyn_11_A8FF60_DejaVuSansMono">sleep 65</text:span><text:line-break/><text:span text:style-name="tsCodeDyn_11_A8FF60_DejaVuSansMono"> </text:span><text:line-break/><text:span text:style-name="tsCodeDyn_11_A8FF60_DejaVuSansMono">firewall-cmd --ipset=temp-blocklist --get-entries</text:span><text:line-break/><text:span text:style-name="tsCodeDyn_11_A8FF60_DejaVuSansMono"> </text:span><text:line-break/><text:span text:style-name="tsCodeDyn_11_A8FF60_DejaVuSansMono"> </text:span><text:line-break/><text:span text:style-name="tsCodeDyn_11_A8FF60_DejaVuSansMono">firewall-cmd --permanent --ipset=perm-blocklist --add-entry=172.20.1.1</text:span><text:line-break/><text:span text:style-name="tsCodeDyn_11_A8FF60_DejaVuSansMono">firewall-cmd --reload</text:span><text:line-break/><text:span text:style-name="tsCodeDyn_11_A8FF60_DejaVuSansMono"> </text:span><text:line-break/><text:span text:style-name="tsCodeDyn_11_A8FF60_DejaVuSansMono">firewall-cmd --list-rich-rules --zone=public | sor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ipset=temp-blocklist --get-entries</text:span></text:p>
              <text:p text:style-name="psCode"><text:span text:style-name="tsDiag"> </text:span></text:p>
              <text:p text:style-name="psCode"><text:span text:style-name="tsDiag">echo "Waiting 65 seconds for first entry to expire..."</text:span></text:p>
              <text:p text:style-name="psCode"><text:span text:style-name="tsDiag">sleep 65</text:span></text:p>
              <text:p text:style-name="psCode"><text:span text:style-name="tsDiag"> </text:span></text:p>
              <text:p text:style-name="psCode"><text:span text:style-name="tsDiag">firewall-cmd --ipset=temp-blocklist --get-entries</text:span></text:p>
              <text:p text:style-name="psCode"><text:span text:style-name="tsDiag"> </text:span></text:p>
              <text:p text:style-name="psCode"><text:span text:style-name="tsDiag"> </text:span></text:p>
              <text:p text:style-name="psCode"><text:span text:style-name="tsDiag">firewall-cmd --permanent --ipset=perm-blocklist --add-entry=172.20.1.1</text:span></text:p>
              <text:p text:style-name="psCode"><text:span text:style-name="tsDiag">firewall-cmd --reload</text:span></text:p>
              <text:p text:style-name="psCode"><text:span text:style-name="tsDiag"> </text:span></text:p>
              <text:p text:style-name="psCode"><text:span text:style-name="tsDiag">firewall-cmd --list-rich-rules --zone=public | sort</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cat &gt; /usr/local/bin/auto-block.sh &lt;&lt; 'SCRIPT'</text:span><text:line-break/><text:span text:style-name="tsCodeDyn_11_A8FF60_DejaVuSansMono">#!/usr/bin/env bash</text:span><text:line-break/><text:span text:style-name="tsCodeDyn_11_A8FF60_DejaVuSansMono">IP="$1"</text:span><text:line-break/><text:span text:style-name="tsCodeDyn_11_A8FF60_DejaVuSansMono">DURATION="${2:-3600}"  # Default 1 hour</text:span><text:line-break/><text:span text:style-name="tsCodeDyn_11_A8FF60_DejaVuSansMono"> </text:span><text:line-break/><text:span text:style-name="tsCodeDyn_11_A8FF60_DejaVuSansMono">if [[ -z "$IP" ]]; then</text:span><text:line-break/><text:span text:style-name="tsCodeDyn_11_A8FF60_DejaVuSansMono">  echo "Usage: $0 &lt;ip&gt; [duration_seconds]"</text:span><text:line-break/><text:span text:style-name="tsCodeDyn_11_A8FF60_DejaVuSansMono">  exit 1</text:span><text:line-break/><text:span text:style-name="tsCodeDyn_11_A8FF60_DejaVuSansMono">fi</text:span><text:line-break/><text:span text:style-name="tsCodeDyn_11_A8FF60_DejaVuSansMono"> </text:span><text:line-break/><text:span text:style-name="tsCodeDyn_11_A8FF60_DejaVuSansMono">firewall-cmd --ipset=temp-blocklist --add-entry="$IP" --timeout="$DURATION"</text:span><text:line-break/><text:span text:style-name="tsCodeDyn_11_A8FF60_DejaVuSansMono">logger -t auto-block "Blocked $IP for ${DURATION}s"</text:span><text:line-break/><text:span text:style-name="tsCodeDyn_11_A8FF60_DejaVuSansMono">echo "Blocked $IP for ${DURATION}s"</text:span><text:line-break/><text:span text:style-name="tsCodeDyn_11_A8FF60_DejaVuSansMono">SCRIPT</text:span><text:line-break/><text:span text:style-name="tsCodeDyn_11_A8FF60_DejaVuSansMono">chmod +x /usr/local/bin/auto-block.sh</text:span><text:line-break/><text:span text:style-name="tsCodeDyn_11_A8FF60_DejaVuSansMono"> </text:span><text:line-break/><text:span text:style-name="tsCodeDyn_11_A8FF60_DejaVuSansMono">/usr/local/bin/auto-block.sh 198.51.100.200 30</text:span><text:line-break/><text:span text:style-name="tsCodeDyn_11_A8FF60_DejaVuSansMono">firewall-cmd --ipset=temp-blocklist --get-entri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cat &gt; /usr/local/bin/auto-block.sh &lt;&lt; 'SCRIPT'</text:span></text:p>
              <text:p text:style-name="psCode"><text:span text:style-name="tsDiag">#!/usr/bin/env bash</text:span></text:p>
              <text:p text:style-name="psCode"><text:span text:style-name="tsDiag">IP="$1"</text:span></text:p>
              <text:p text:style-name="psCode"><text:span text:style-name="tsDiag">DURATION="${2:-3600}"  # Default 1 hour</text:span></text:p>
              <text:p text:style-name="psCode"><text:span text:style-name="tsDiag"> </text:span></text:p>
              <text:p text:style-name="psCode"><text:span text:style-name="tsDiag">if [[ -z "$IP" ]]; then</text:span></text:p>
              <text:p text:style-name="psCode"><text:span text:style-name="tsDiag">  echo "Usage: $0 &lt;ip&gt; [duration_seconds]"</text:span></text:p>
              <text:p text:style-name="psCode"><text:span text:style-name="tsDiag">  exit 1</text:span></text:p>
              <text:p text:style-name="psCode"><text:span text:style-name="tsDiag">fi</text:span></text:p>
              <text:p text:style-name="psCode"><text:span text:style-name="tsDiag"> </text:span></text:p>
              <text:p text:style-name="psCode"><text:span text:style-name="tsDiag">firewall-cmd --ipset=temp-blocklist --add-entry="$IP" --timeout="$DURATION"</text:span></text:p>
              <text:p text:style-name="psCode"><text:span text:style-name="tsDiag">logger -t auto-block "Blocked $IP for ${DURATION}s"</text:span></text:p>
              <text:p text:style-name="psCode"><text:span text:style-name="tsDiag">echo "Blocked $IP for ${DURATION}s"</text:span></text:p>
              <text:p text:style-name="psCode"><text:span text:style-name="tsDiag">SCRIPT</text:span></text:p>
              <text:p text:style-name="psCode"><text:span text:style-name="tsDiag">chmod +x /usr/local/bin/auto-block.sh</text:span></text:p>
              <text:p text:style-name="psCode"><text:span text:style-name="tsDiag"> </text:span></text:p>
              <text:p text:style-name="psCode"><text:span text:style-name="tsDiag">/usr/local/bin/auto-block.sh 198.51.100.200 30</text:span></text:p>
              <text:p text:style-name="psCode"><text:span text:style-name="tsDiag">firewall-cmd --ipset=temp-blocklist --get-entries</text:span></text:p>
            </draw:text-box>
          </draw:frame>
        </presentation:notes>
      </draw:page>
      <draw:page draw:style-name="dpLab" draw:master-page-name="RHELDark">
        <draw:frame draw:style-name="gsFrame" svg:x="1cm" svg:y="0.4cm" svg:width="31.87cm" svg:height="2.6cm">
          <draw:text-box>
            <text:p text:style-name="psTitle"><text:span text:style-name="tsH1Lab">Lab 9 — Dynamic Block List with Auto-Expiry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permanent --zone=public --remove-rich-rule='</text:span><text:line-break/><text:span text:style-name="tsCodeDyn_11_A8FF60_DejaVuSansMono">  rule priority="-200" family="ipv4" source ipset="allowlist"</text:span><text:line-break/><text:span text:style-name="tsCodeDyn_11_A8FF60_DejaVuSansMono">  service name="http" accept</text:span><text:line-break/><text:span text:style-name="tsCodeDyn_11_A8FF60_DejaVuSansMono">'</text:span><text:line-break/><text:span text:style-name="tsCodeDyn_11_A8FF60_DejaVuSansMono">firewall-cmd --permanent --zone=public --remove-rich-rule='</text:span><text:line-break/><text:span text:style-name="tsCodeDyn_11_A8FF60_DejaVuSansMono">  rule priority="-100" family="ipv4" source ipset="perm-blocklist"</text:span><text:line-break/><text:span text:style-name="tsCodeDyn_11_A8FF60_DejaVuSansMono">  log prefix="PERM-BLOCKED: " level="warning" limit value="3/m" drop</text:span><text:line-break/><text:span text:style-name="tsCodeDyn_11_A8FF60_DejaVuSansMono">'</text:span><text:line-break/><text:span text:style-name="tsCodeDyn_11_A8FF60_DejaVuSansMono">firewall-cmd --permanent --zone=public --remove-rich-rule='</text:span><text:line-break/><text:span text:style-name="tsCodeDyn_11_A8FF60_DejaVuSansMono">  rule priority="-50" family="ipv4" source ipset="temp-blocklist"</text:span><text:line-break/><text:span text:style-name="tsCodeDyn_11_A8FF60_DejaVuSansMono">  log prefix="TEMP-BLOCKED: " level="info" limit value="3/m" drop</text:span><text:line-break/><text:span text:style-name="tsCodeDyn_11_A8FF60_DejaVuSansMono">'</text:span><text:line-break/><text:span text:style-name="tsCodeDyn_11_A8FF60_DejaVuSansMono"> </text:span><text:line-break/><text:span text:style-name="tsCodeDyn_11_A8FF60_DejaVuSansMono">firewall-cmd --permanent --delete-ipset=perm-blocklist</text:span><text:line-break/><text:span text:style-name="tsCodeDyn_11_A8FF60_DejaVuSansMono">firewall-cmd --permanent --delete-ipset=temp-blocklist</text:span><text:line-break/><text:span text:style-name="tsCodeDyn_11_A8FF60_DejaVuSansMono">firewall-cmd --permanent --delete-ipset=allowlist</text:span><text:line-break/><text:span text:style-name="tsCodeDyn_11_A8FF60_DejaVuSansMono"> </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zone=public --remove-rich-rule='</text:span></text:p>
              <text:p text:style-name="psCode"><text:span text:style-name="tsDiag">  rule priority="-200" family="ipv4" source ipset="allowlist"</text:span></text:p>
              <text:p text:style-name="psCode"><text:span text:style-name="tsDiag">  service name="http" accept</text:span></text:p>
              <text:p text:style-name="psCode"><text:span text:style-name="tsDiag">'</text:span></text:p>
              <text:p text:style-name="psCode"><text:span text:style-name="tsDiag">firewall-cmd --permanent --zone=public --remove-rich-rule='</text:span></text:p>
              <text:p text:style-name="psCode"><text:span text:style-name="tsDiag">  rule priority="-100" family="ipv4" source ipset="perm-blocklist"</text:span></text:p>
              <text:p text:style-name="psCode"><text:span text:style-name="tsDiag">  log prefix="PERM-BLOCKED: " level="warning" limit value="3/m" drop</text:span></text:p>
              <text:p text:style-name="psCode"><text:span text:style-name="tsDiag">'</text:span></text:p>
              <text:p text:style-name="psCode"><text:span text:style-name="tsDiag">firewall-cmd --permanent --zone=public --remove-rich-rule='</text:span></text:p>
              <text:p text:style-name="psCode"><text:span text:style-name="tsDiag">  rule priority="-50" family="ipv4" source ipset="temp-blocklist"</text:span></text:p>
              <text:p text:style-name="psCode"><text:span text:style-name="tsDiag">  log prefix="TEMP-BLOCKED: " level="info" limit value="3/m" drop</text:span></text:p>
              <text:p text:style-name="psCode"><text:span text:style-name="tsDiag">'</text:span></text:p>
              <text:p text:style-name="psCode"><text:span text:style-name="tsDiag"> </text:span></text:p>
              <text:p text:style-name="psCode"><text:span text:style-name="tsDiag">firewall-cmd --permanent --delete-ipset=perm-blocklist</text:span></text:p>
              <text:p text:style-name="psCode"><text:span text:style-name="tsDiag">firewall-cmd --permanent --delete-ipset=temp-blocklist</text:span></text:p>
              <text:p text:style-name="psCode"><text:span text:style-name="tsDiag">firewall-cmd --permanent --delete-ipset=allowlist</text:span></text:p>
              <text:p text:style-name="psCode"><text:span text:style-name="tsDiag"> </text:span></text:p>
              <text:p text:style-name="psCode"><text:span text:style-name="tsDiag">firewall-cmd --reload</text:span></text:p>
            </draw:text-box>
          </draw:frame>
        </presentation:notes>
      </draw:page>
      <draw:page draw:style-name="dpLab" draw:master-page-name="RHELDark">
        <draw:frame draw:style-name="gsFrame" svg:x="1cm" svg:y="0.4cm" svg:width="31.87cm" svg:height="2cm">
          <draw:text-box>
            <text:p text:style-name="psTitle"><text:span text:style-name="tsH1Lab">Lab 9 — Dynamic Block List with Auto-Expiry</text:span></text:p>
          </draw:text-box>
        </draw:frame>
        <draw:frame draw:style-name="gsFrame" svg:x="1cm" svg:y="2.8cm" svg:width="31.87cm" svg:height="15.8cm">
          <table:table table:name="mdtable">
            <table:table-column table:style-name="tcCol_140141248608112_892"/>
            <table:table-column table:style-name="tcCol_140141248608112_2295"/>
            <table:table-row>
              <table:table-cell table:style-name="tcsHeader">
                <text:p text:style-name="psCell"><text:span text:style-name="tsTh">Feature</text:span></text:p>
              </table:table-cell>
              <table:table-cell table:style-name="tcsHeader">
                <text:p text:style-name="psCell"><text:span text:style-name="tsTh">Command</text:span></text:p>
              </table:table-cell>
            </table:table-row>
            <table:table-row>
              <table:table-cell table:style-name="tcsRowA">
                <text:p text:style-name="psCell"><text:span text:style-name="tsTd">Create set</text:span></text:p>
              </table:table-cell>
              <table:table-cell table:style-name="tcsRowA">
                <text:p text:style-name="psCell"><text:span text:style-name="tsTd">--permanent --new-ipset=name --type=hash:ip</text:span></text:p>
              </table:table-cell>
            </table:table-row>
            <table:table-row>
              <table:table-cell table:style-name="tcsRowB">
                <text:p text:style-name="psCell"><text:span text:style-name="tsTd">Create with default timeout</text:span></text:p>
              </table:table-cell>
              <table:table-cell table:style-name="tcsRowB">
                <text:p text:style-name="psCell"><text:span text:style-name="tsTd">--option=timeout=3600</text:span></text:p>
              </table:table-cell>
            </table:table-row>
            <table:table-row>
              <table:table-cell table:style-name="tcsRowA">
                <text:p text:style-name="psCell"><text:span text:style-name="tsTd">Add permanent entry</text:span></text:p>
              </table:table-cell>
              <table:table-cell table:style-name="tcsRowA">
                <text:p text:style-name="psCell"><text:span text:style-name="tsTd">--permanent --ipset=name --add-entry=IP</text:span></text:p>
              </table:table-cell>
            </table:table-row>
            <table:table-row>
              <table:table-cell table:style-name="tcsRowB">
                <text:p text:style-name="psCell"><text:span text:style-name="tsTd">Add timed entry</text:span></text:p>
              </table:table-cell>
              <table:table-cell table:style-name="tcsRowB">
                <text:p text:style-name="psCell"><text:span text:style-name="tsTd">--ipset=name --add-entry=IP --timeout=60</text:span></text:p>
              </table:table-cell>
            </table:table-row>
            <table:table-row>
              <table:table-cell table:style-name="tcsRowA">
                <text:p text:style-name="psCell"><text:span text:style-name="tsTd">Use in rich rule</text:span></text:p>
              </table:table-cell>
              <table:table-cell table:style-name="tcsRowA">
                <text:p text:style-name="psCell"><text:span text:style-name="tsTd">source ipset="name"</text:span></text:p>
              </table:table-cell>
            </table:table-row>
            <table:table-row>
              <table:table-cell table:style-name="tcsRowB">
                <text:p text:style-name="psCell"><text:span text:style-name="tsTd">Use as zone source</text:span></text:p>
              </table:table-cell>
              <table:table-cell table:style-name="tcsRowB">
                <text:p text:style-name="psCell"><text:span text:style-name="tsTd">--add-source=ipset:name</text:span></text:p>
              </table:table-cell>
            </table:table-row>
            <table:table-row>
              <table:table-cell table:style-name="tcsRowA">
                <text:p text:style-name="psCell"><text:span text:style-name="tsTd">View in nftables</text:span></text:p>
              </table:table-cell>
              <table:table-cell table:style-name="tcsRowA">
                <text:p text:style-name="psCell"><text:span text:style-name="tsTd">nft list set inet firewalld name</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eature | Command</text:span></text:p>
              <text:p text:style-name="psCode"><text:span text:style-name="tsDiag">------------------------------------------------------------</text:span></text:p>
              <text:p text:style-name="psCode"><text:span text:style-name="tsDiag">Create set | --permanent --new-ipset=name --type=hash:ip</text:span></text:p>
              <text:p text:style-name="psCode"><text:span text:style-name="tsDiag">Create with default timeout | --option=timeout=3600</text:span></text:p>
              <text:p text:style-name="psCode"><text:span text:style-name="tsDiag">Add permanent entry | --permanent --ipset=name --add-entry=IP</text:span></text:p>
              <text:p text:style-name="psCode"><text:span text:style-name="tsDiag">Add timed entry | --ipset=name --add-entry=IP --timeout=60</text:span></text:p>
              <text:p text:style-name="psCode"><text:span text:style-name="tsDiag">Use in rich rule | source ipset="name"</text:span></text:p>
              <text:p text:style-name="psCode"><text:span text:style-name="tsDiag">Use as zone source | --add-source=ipset:name</text:span></text:p>
              <text:p text:style-name="psCode"><text:span text:style-name="tsDiag">View in nftables | nft list set inet firewalld name</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